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59cm"/>
    </style:style>
    <style:style style:name="co2" style:family="table-column">
      <style:table-column-properties fo:break-before="auto" style:column-width="3.44cm"/>
    </style:style>
    <style:style style:name="co3" style:family="table-column">
      <style:table-column-properties fo:break-before="auto" style:column-width="4.828cm"/>
    </style:style>
    <style:style style:name="co4" style:family="table-column">
      <style:table-column-properties fo:break-before="auto" style:column-width="1.942cm"/>
    </style:style>
    <style:style style:name="co5" style:family="table-column">
      <style:table-column-properties fo:break-before="auto" style:column-width="2.023cm"/>
    </style:style>
    <style:style style:name="co6" style:family="table-column">
      <style:table-column-properties fo:break-before="auto" style:column-width="2.214cm"/>
    </style:style>
    <style:style style:name="co7" style:family="table-column">
      <style:table-column-properties fo:break-before="auto" style:column-width="2.187cm"/>
    </style:style>
    <style:style style:name="co8" style:family="table-column">
      <style:table-column-properties fo:break-before="auto" style:column-width="2.378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carbon_emissi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number-columns-repeated="6" table:default-cell-style-name="Default"/>
        <table:table-column table:style-name="co7" table:number-columns-repeated="2" table:default-cell-style-name="Default"/>
        <table:table-column table:style-name="co6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area_cont</text:p>
          </table:table-cell>
          <table:table-cell office:value-type="string" calcext:value-type="string">
            <text:p>area_ctry</text:p>
          </table:table-cell>
          <table:table-cell office:value-type="string" calcext:value-type="string">
            <text:p>area_name</text:p>
          </table:table-cell>
          <table:table-cell office:value-type="string" calcext:value-type="string">
            <text:p>area_code</text:p>
          </table:table-cell>
          <table:table-cell table:style-name="ce1" office:value-type="string" calcext:value-type="string">
            <text:p>C2020</text:p>
          </table:table-cell>
          <table:table-cell table:style-name="ce1" office:value-type="string" calcext:value-type="string">
            <text:p>C2030</text:p>
          </table:table-cell>
          <table:table-cell table:style-name="ce1" office:value-type="string" calcext:value-type="string">
            <text:p>C2035</text:p>
          </table:table-cell>
          <table:table-cell table:style-name="ce1" office:value-type="string" calcext:value-type="string">
            <text:p>C2040</text:p>
          </table:table-cell>
          <table:table-cell table:style-name="ce1" office:value-type="string" calcext:value-type="string">
            <text:p>C2050</text:p>
          </table:table-cell>
          <table:table-cell table:style-name="ce1" office:value-type="string" calcext:value-type="string">
            <text:p>C2055</text:p>
          </table:table-cell>
          <table:table-cell table:style-name="ce1" office:value-type="string" calcext:value-type="string">
            <text:p>C2060</text:p>
          </table:table-cell>
          <table:table-cell table:style-name="ce1" office:value-type="string" calcext:value-type="string">
            <text:p>C2070</text:p>
          </table:table-cell>
          <table:table-cell table:style-name="ce1" office:value-type="string" calcext:value-type="string">
            <text:p>C2080</text:p>
          </table:table-cell>
          <table:table-cell table:style-name="ce1" office:value-type="string" calcext:value-type="string">
            <text:p>C2085</text:p>
          </table:table-cell>
          <table:table-cell table:style-name="ce1" office:value-type="string" calcext:value-type="string">
            <text:p>C2090</text:p>
          </table:table-cell>
          <table:table-cell table:style-name="ce1" office:value-type="string" calcext:value-type="string">
            <text:p>C2100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Antigua and B.</text:p>
          </table:table-cell>
          <table:table-cell office:value-type="string" calcext:value-type="string">
            <text:p>ATG</text:p>
          </table:table-cell>
          <table:table-cell office:value-type="float" office:value="7326" calcext:value-type="float">
            <text:p>7326</text:p>
          </table:table-cell>
          <table:table-cell office:value-type="float" office:value="2750" calcext:value-type="float">
            <text:p>2750</text:p>
          </table:table-cell>
          <table:table-cell office:value-type="float" office:value="6532" calcext:value-type="float">
            <text:p>6532</text:p>
          </table:table-cell>
          <table:table-cell office:value-type="float" office:value="11907" calcext:value-type="float">
            <text:p>11907</text:p>
          </table:table-cell>
          <table:table-cell office:value-type="float" office:value="24141" calcext:value-type="float">
            <text:p>24141</text:p>
          </table:table-cell>
          <table:table-cell office:value-type="float" office:value="30327" calcext:value-type="float">
            <text:p>30327</text:p>
          </table:table-cell>
          <table:table-cell office:value-type="float" office:value="36561" calcext:value-type="float">
            <text:p>36561</text:p>
          </table:table-cell>
          <table:table-cell office:value-type="float" office:value="49770" calcext:value-type="float">
            <text:p>49770</text:p>
          </table:table-cell>
          <table:table-cell table:number-columns-repeated="4" office:value-type="float" office:value="60549" calcext:value-type="float">
            <text:p>60549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Bahamas</text:p>
          </table:table-cell>
          <table:table-cell office:value-type="string" calcext:value-type="string">
            <text:p>BHS</text:p>
          </table:table-cell>
          <table:table-cell office:value-type="float" office:value="507151" calcext:value-type="float">
            <text:p>507151</text:p>
          </table:table-cell>
          <table:table-cell office:value-type="float" office:value="464861" calcext:value-type="float">
            <text:p>464861</text:p>
          </table:table-cell>
          <table:table-cell office:value-type="float" office:value="701623" calcext:value-type="float">
            <text:p>701623</text:p>
          </table:table-cell>
          <table:table-cell office:value-type="float" office:value="955009" calcext:value-type="float">
            <text:p>955009</text:p>
          </table:table-cell>
          <table:table-cell office:value-type="float" office:value="1477213" calcext:value-type="float">
            <text:p>1477213</text:p>
          </table:table-cell>
          <table:table-cell office:value-type="float" office:value="1743760" calcext:value-type="float">
            <text:p>1743760</text:p>
          </table:table-cell>
          <table:table-cell office:value-type="float" office:value="2013479" calcext:value-type="float">
            <text:p>2013479</text:p>
          </table:table-cell>
          <table:table-cell office:value-type="float" office:value="2525058" calcext:value-type="float">
            <text:p>2525058</text:p>
          </table:table-cell>
          <table:table-cell table:number-columns-repeated="4" office:value-type="float" office:value="2686072" calcext:value-type="float">
            <text:p>2686072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Barbados</text:p>
          </table:table-cell>
          <table:table-cell office:value-type="string" calcext:value-type="string">
            <text:p>BRB</text:p>
          </table:table-cell>
          <table:table-cell office:value-type="float" office:value="7467" calcext:value-type="float">
            <text:p>7467</text:p>
          </table:table-cell>
          <table:table-cell office:value-type="float" office:value="6645" calcext:value-type="float">
            <text:p>6645</text:p>
          </table:table-cell>
          <table:table-cell office:value-type="float" office:value="10947" calcext:value-type="float">
            <text:p>10947</text:p>
          </table:table-cell>
          <table:table-cell office:value-type="float" office:value="15315" calcext:value-type="float">
            <text:p>15315</text:p>
          </table:table-cell>
          <table:table-cell office:value-type="float" office:value="25964" calcext:value-type="float">
            <text:p>25964</text:p>
          </table:table-cell>
          <table:table-cell office:value-type="float" office:value="31831" calcext:value-type="float">
            <text:p>31831</text:p>
          </table:table-cell>
          <table:table-cell office:value-type="float" office:value="38391" calcext:value-type="float">
            <text:p>38391</text:p>
          </table:table-cell>
          <table:table-cell table:number-columns-repeated="5" office:value-type="float" office:value="50631" calcext:value-type="float">
            <text:p>50631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Belize</text:p>
          </table:table-cell>
          <table:table-cell office:value-type="string" calcext:value-type="string">
            <text:p>BLZ</text:p>
          </table:table-cell>
          <table:table-cell office:value-type="float" office:value="5687781" calcext:value-type="float">
            <text:p>5687781</text:p>
          </table:table-cell>
          <table:table-cell office:value-type="float" office:value="5674629" calcext:value-type="float">
            <text:p>5674629</text:p>
          </table:table-cell>
          <table:table-cell office:value-type="float" office:value="8611121" calcext:value-type="float">
            <text:p>8611121</text:p>
          </table:table-cell>
          <table:table-cell office:value-type="float" office:value="11614376" calcext:value-type="float">
            <text:p>11614376</text:p>
          </table:table-cell>
          <table:table-cell office:value-type="float" office:value="17821980" calcext:value-type="float">
            <text:p>17821980</text:p>
          </table:table-cell>
          <table:table-cell office:value-type="float" office:value="21144907" calcext:value-type="float">
            <text:p>21144907</text:p>
          </table:table-cell>
          <table:table-cell office:value-type="float" office:value="24624355" calcext:value-type="float">
            <text:p>24624355</text:p>
          </table:table-cell>
          <table:table-cell office:value-type="float" office:value="32162349" calcext:value-type="float">
            <text:p>32162349</text:p>
          </table:table-cell>
          <table:table-cell office:value-type="float" office:value="40393888" calcext:value-type="float">
            <text:p>40393888</text:p>
          </table:table-cell>
          <table:table-cell office:value-type="float" office:value="44809202" calcext:value-type="float">
            <text:p>44809202</text:p>
          </table:table-cell>
          <table:table-cell office:value-type="float" office:value="49437250" calcext:value-type="float">
            <text:p>49437250</text:p>
          </table:table-cell>
          <table:table-cell office:value-type="float" office:value="59273323" calcext:value-type="float">
            <text:p>59273323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Bolivia</text:p>
          </table:table-cell>
          <table:table-cell office:value-type="string" calcext:value-type="string">
            <text:p>BOL</text:p>
          </table:table-cell>
          <table:table-cell office:value-type="float" office:value="195639061" calcext:value-type="float">
            <text:p>195639061</text:p>
          </table:table-cell>
          <table:table-cell office:value-type="float" office:value="197910496" calcext:value-type="float">
            <text:p>197910496</text:p>
          </table:table-cell>
          <table:table-cell office:value-type="float" office:value="297052252" calcext:value-type="float">
            <text:p>297052252</text:p>
          </table:table-cell>
          <table:table-cell office:value-type="float" office:value="396728781" calcext:value-type="float">
            <text:p>396728781</text:p>
          </table:table-cell>
          <table:table-cell office:value-type="float" office:value="599354532" calcext:value-type="float">
            <text:p>599354532</text:p>
          </table:table-cell>
          <table:table-cell office:value-type="float" office:value="703481780" calcext:value-type="float">
            <text:p>703481780</text:p>
          </table:table-cell>
          <table:table-cell office:value-type="float" office:value="809521438" calcext:value-type="float">
            <text:p>809521438</text:p>
          </table:table-cell>
          <table:table-cell office:value-type="float" office:value="1027706773" calcext:value-type="float">
            <text:p>1027706773</text:p>
          </table:table-cell>
          <table:table-cell office:value-type="float" office:value="1253118409" calcext:value-type="float">
            <text:p>1253118409</text:p>
          </table:table-cell>
          <table:table-cell office:value-type="float" office:value="1367944311" calcext:value-type="float">
            <text:p>1367944311</text:p>
          </table:table-cell>
          <table:table-cell office:value-type="float" office:value="1483768665" calcext:value-type="float">
            <text:p>1483768665</text:p>
          </table:table-cell>
          <table:table-cell office:value-type="float" office:value="1717255755" calcext:value-type="float">
            <text:p>171725575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Acre</text:p>
          </table:table-cell>
          <table:table-cell office:value-type="string" calcext:value-type="string">
            <text:p>AC</text:p>
          </table:table-cell>
          <table:table-cell office:value-type="float" office:value="51903089" calcext:value-type="float">
            <text:p>51903089</text:p>
          </table:table-cell>
          <table:table-cell office:value-type="float" office:value="47671155" calcext:value-type="float">
            <text:p>47671155</text:p>
          </table:table-cell>
          <table:table-cell office:value-type="float" office:value="73263479" calcext:value-type="float">
            <text:p>73263479</text:p>
          </table:table-cell>
          <table:table-cell office:value-type="float" office:value="99775258" calcext:value-type="float">
            <text:p>99775258</text:p>
          </table:table-cell>
          <table:table-cell office:value-type="float" office:value="159217674" calcext:value-type="float">
            <text:p>159217674</text:p>
          </table:table-cell>
          <table:table-cell office:value-type="float" office:value="191782821" calcext:value-type="float">
            <text:p>191782821</text:p>
          </table:table-cell>
          <table:table-cell office:value-type="float" office:value="227999816" calcext:value-type="float">
            <text:p>227999816</text:p>
          </table:table-cell>
          <table:table-cell office:value-type="float" office:value="305335760" calcext:value-type="float">
            <text:p>305335760</text:p>
          </table:table-cell>
          <table:table-cell office:value-type="float" office:value="386517524" calcext:value-type="float">
            <text:p>386517524</text:p>
          </table:table-cell>
          <table:table-cell office:value-type="float" office:value="428265947" calcext:value-type="float">
            <text:p>428265947</text:p>
          </table:table-cell>
          <table:table-cell office:value-type="float" office:value="471789901" calcext:value-type="float">
            <text:p>471789901</text:p>
          </table:table-cell>
          <table:table-cell office:value-type="float" office:value="561679559" calcext:value-type="float">
            <text:p>561679559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Alagoas</text:p>
          </table:table-cell>
          <table:table-cell office:value-type="string" calcext:value-type="string">
            <text:p>AL</text:p>
          </table:table-cell>
          <table:table-cell office:value-type="float" office:value="206502" calcext:value-type="float">
            <text:p>206502</text:p>
          </table:table-cell>
          <table:table-cell office:value-type="float" office:value="205821" calcext:value-type="float">
            <text:p>205821</text:p>
          </table:table-cell>
          <table:table-cell office:value-type="float" office:value="309508" calcext:value-type="float">
            <text:p>309508</text:p>
          </table:table-cell>
          <table:table-cell office:value-type="float" office:value="419230" calcext:value-type="float">
            <text:p>419230</text:p>
          </table:table-cell>
          <table:table-cell office:value-type="float" office:value="1514958" calcext:value-type="float">
            <text:p>1514958</text:p>
          </table:table-cell>
          <table:table-cell table:number-columns-repeated="7" office:value-type="float" office:value="2389709" calcext:value-type="float">
            <text:p>2389709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Amapa</text:p>
          </table:table-cell>
          <table:table-cell office:value-type="string" calcext:value-type="string">
            <text:p>AP</text:p>
          </table:table-cell>
          <table:table-cell office:value-type="float" office:value="8983680" calcext:value-type="float">
            <text:p>8983680</text:p>
          </table:table-cell>
          <table:table-cell office:value-type="float" office:value="5705987" calcext:value-type="float">
            <text:p>5705987</text:p>
          </table:table-cell>
          <table:table-cell office:value-type="float" office:value="9144228" calcext:value-type="float">
            <text:p>9144228</text:p>
          </table:table-cell>
          <table:table-cell office:value-type="float" office:value="12824531" calcext:value-type="float">
            <text:p>12824531</text:p>
          </table:table-cell>
          <table:table-cell office:value-type="float" office:value="23624656" calcext:value-type="float">
            <text:p>23624656</text:p>
          </table:table-cell>
          <table:table-cell office:value-type="float" office:value="30592342" calcext:value-type="float">
            <text:p>30592342</text:p>
          </table:table-cell>
          <table:table-cell office:value-type="float" office:value="40046694" calcext:value-type="float">
            <text:p>40046694</text:p>
          </table:table-cell>
          <table:table-cell office:value-type="float" office:value="63337517" calcext:value-type="float">
            <text:p>63337517</text:p>
          </table:table-cell>
          <table:table-cell office:value-type="float" office:value="92561320" calcext:value-type="float">
            <text:p>92561320</text:p>
          </table:table-cell>
          <table:table-cell office:value-type="float" office:value="110026614" calcext:value-type="float">
            <text:p>110026614</text:p>
          </table:table-cell>
          <table:table-cell office:value-type="float" office:value="130903524" calcext:value-type="float">
            <text:p>130903524</text:p>
          </table:table-cell>
          <table:table-cell office:value-type="float" office:value="182303121" calcext:value-type="float">
            <text:p>182303121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Amazonas</text:p>
          </table:table-cell>
          <table:table-cell office:value-type="string" calcext:value-type="string">
            <text:p>AM</text:p>
          </table:table-cell>
          <table:table-cell office:value-type="float" office:value="154656047" calcext:value-type="float">
            <text:p>154656047</text:p>
          </table:table-cell>
          <table:table-cell office:value-type="float" office:value="167950645" calcext:value-type="float">
            <text:p>167950645</text:p>
          </table:table-cell>
          <table:table-cell office:value-type="float" office:value="246934726" calcext:value-type="float">
            <text:p>246934726</text:p>
          </table:table-cell>
          <table:table-cell office:value-type="float" office:value="324815578" calcext:value-type="float">
            <text:p>324815578</text:p>
          </table:table-cell>
          <table:table-cell office:value-type="float" office:value="484171036" calcext:value-type="float">
            <text:p>484171036</text:p>
          </table:table-cell>
          <table:table-cell office:value-type="float" office:value="564297029" calcext:value-type="float">
            <text:p>564297029</text:p>
          </table:table-cell>
          <table:table-cell office:value-type="float" office:value="646719533" calcext:value-type="float">
            <text:p>646719533</text:p>
          </table:table-cell>
          <table:table-cell office:value-type="float" office:value="815883274" calcext:value-type="float">
            <text:p>815883274</text:p>
          </table:table-cell>
          <table:table-cell office:value-type="float" office:value="990323079" calcext:value-type="float">
            <text:p>990323079</text:p>
          </table:table-cell>
          <table:table-cell office:value-type="float" office:value="1079625053" calcext:value-type="float">
            <text:p>1079625053</text:p>
          </table:table-cell>
          <table:table-cell office:value-type="float" office:value="1171159313" calcext:value-type="float">
            <text:p>1171159313</text:p>
          </table:table-cell>
          <table:table-cell office:value-type="float" office:value="1359615783" calcext:value-type="float">
            <text:p>1359615783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Bahia</text:p>
          </table:table-cell>
          <table:table-cell office:value-type="string" calcext:value-type="string">
            <text:p>BA</text:p>
          </table:table-cell>
          <table:table-cell office:value-type="float" office:value="12330682" calcext:value-type="float">
            <text:p>12330682</text:p>
          </table:table-cell>
          <table:table-cell office:value-type="float" office:value="11054282" calcext:value-type="float">
            <text:p>11054282</text:p>
          </table:table-cell>
          <table:table-cell office:value-type="float" office:value="17363797" calcext:value-type="float">
            <text:p>17363797</text:p>
          </table:table-cell>
          <table:table-cell office:value-type="float" office:value="24118108" calcext:value-type="float">
            <text:p>24118108</text:p>
          </table:table-cell>
          <table:table-cell office:value-type="float" office:value="40840617" calcext:value-type="float">
            <text:p>40840617</text:p>
          </table:table-cell>
          <table:table-cell office:value-type="float" office:value="50541565" calcext:value-type="float">
            <text:p>50541565</text:p>
          </table:table-cell>
          <table:table-cell office:value-type="float" office:value="62243260" calcext:value-type="float">
            <text:p>62243260</text:p>
          </table:table-cell>
          <table:table-cell office:value-type="float" office:value="88994916" calcext:value-type="float">
            <text:p>88994916</text:p>
          </table:table-cell>
          <table:table-cell office:value-type="float" office:value="120977639" calcext:value-type="float">
            <text:p>120977639</text:p>
          </table:table-cell>
          <table:table-cell office:value-type="float" office:value="140185751" calcext:value-type="float">
            <text:p>140185751</text:p>
          </table:table-cell>
          <table:table-cell table:number-columns-repeated="2" office:value-type="float" office:value="143914431" calcext:value-type="float">
            <text:p>143914431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Ceara</text:p>
          </table:table-cell>
          <table:table-cell office:value-type="string" calcext:value-type="string">
            <text:p>CE</text:p>
          </table:table-cell>
          <table:table-cell office:value-type="float" office:value="478808" calcext:value-type="float">
            <text:p>478808</text:p>
          </table:table-cell>
          <table:table-cell office:value-type="float" office:value="515738" calcext:value-type="float">
            <text:p>515738</text:p>
          </table:table-cell>
          <table:table-cell office:value-type="float" office:value="821920" calcext:value-type="float">
            <text:p>821920</text:p>
          </table:table-cell>
          <table:table-cell office:value-type="float" office:value="1092463" calcext:value-type="float">
            <text:p>1092463</text:p>
          </table:table-cell>
          <table:table-cell table:number-columns-repeated="8" office:value-type="float" office:value="2033332" calcext:value-type="float">
            <text:p>2033332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Espirito Santo</text:p>
          </table:table-cell>
          <table:table-cell office:value-type="string" calcext:value-type="string">
            <text:p>ES</text:p>
          </table:table-cell>
          <table:table-cell office:value-type="float" office:value="1721466" calcext:value-type="float">
            <text:p>1721466</text:p>
          </table:table-cell>
          <table:table-cell office:value-type="float" office:value="2048374" calcext:value-type="float">
            <text:p>2048374</text:p>
          </table:table-cell>
          <table:table-cell office:value-type="float" office:value="2985113" calcext:value-type="float">
            <text:p>2985113</text:p>
          </table:table-cell>
          <table:table-cell office:value-type="float" office:value="3965614" calcext:value-type="float">
            <text:p>3965614</text:p>
          </table:table-cell>
          <table:table-cell office:value-type="float" office:value="7578412" calcext:value-type="float">
            <text:p>7578412</text:p>
          </table:table-cell>
          <table:table-cell office:value-type="float" office:value="10316371" calcext:value-type="float">
            <text:p>10316371</text:p>
          </table:table-cell>
          <table:table-cell office:value-type="float" office:value="14979222" calcext:value-type="float">
            <text:p>14979222</text:p>
          </table:table-cell>
          <table:table-cell table:number-columns-repeated="5" office:value-type="float" office:value="23955195" calcext:value-type="float">
            <text:p>2395519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Goias</text:p>
          </table:table-cell>
          <table:table-cell office:value-type="string" calcext:value-type="string">
            <text:p>GO</text:p>
          </table:table-cell>
          <table:table-cell office:value-type="float" office:value="3008811" calcext:value-type="float">
            <text:p>3008811</text:p>
          </table:table-cell>
          <table:table-cell office:value-type="float" office:value="2837199" calcext:value-type="float">
            <text:p>2837199</text:p>
          </table:table-cell>
          <table:table-cell office:value-type="float" office:value="4017160" calcext:value-type="float">
            <text:p>4017160</text:p>
          </table:table-cell>
          <table:table-cell office:value-type="float" office:value="5070634" calcext:value-type="float">
            <text:p>5070634</text:p>
          </table:table-cell>
          <table:table-cell table:number-columns-repeated="8" office:value-type="float" office:value="5989753" calcext:value-type="float">
            <text:p>5989753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Maranhao</text:p>
          </table:table-cell>
          <table:table-cell office:value-type="string" calcext:value-type="string">
            <text:p>MA</text:p>
          </table:table-cell>
          <table:table-cell office:value-type="float" office:value="55572655" calcext:value-type="float">
            <text:p>55572655</text:p>
          </table:table-cell>
          <table:table-cell office:value-type="float" office:value="56937458" calcext:value-type="float">
            <text:p>56937458</text:p>
          </table:table-cell>
          <table:table-cell office:value-type="float" office:value="82977412" calcext:value-type="float">
            <text:p>82977412</text:p>
          </table:table-cell>
          <table:table-cell office:value-type="float" office:value="110425932" calcext:value-type="float">
            <text:p>110425932</text:p>
          </table:table-cell>
          <table:table-cell office:value-type="float" office:value="174144982" calcext:value-type="float">
            <text:p>174144982</text:p>
          </table:table-cell>
          <table:table-cell table:number-columns-repeated="7" office:value-type="float" office:value="259740888" calcext:value-type="float">
            <text:p>25974088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Mato Grosso</text:p>
          </table:table-cell>
          <table:table-cell office:value-type="string" calcext:value-type="string">
            <text:p>MT</text:p>
          </table:table-cell>
          <table:table-cell office:value-type="float" office:value="245464030" calcext:value-type="float">
            <text:p>245464030</text:p>
          </table:table-cell>
          <table:table-cell office:value-type="float" office:value="235184129" calcext:value-type="float">
            <text:p>235184129</text:p>
          </table:table-cell>
          <table:table-cell office:value-type="float" office:value="355261108" calcext:value-type="float">
            <text:p>355261108</text:p>
          </table:table-cell>
          <table:table-cell office:value-type="float" office:value="475985234" calcext:value-type="float">
            <text:p>475985234</text:p>
          </table:table-cell>
          <table:table-cell office:value-type="float" office:value="725748868" calcext:value-type="float">
            <text:p>725748868</text:p>
          </table:table-cell>
          <table:table-cell office:value-type="float" office:value="856820819" calcext:value-type="float">
            <text:p>856820819</text:p>
          </table:table-cell>
          <table:table-cell office:value-type="float" office:value="994408325" calcext:value-type="float">
            <text:p>994408325</text:p>
          </table:table-cell>
          <table:table-cell office:value-type="float" office:value="1286295643" calcext:value-type="float">
            <text:p>1286295643</text:p>
          </table:table-cell>
          <table:table-cell office:value-type="float" office:value="1602326976" calcext:value-type="float">
            <text:p>1602326976</text:p>
          </table:table-cell>
          <table:table-cell office:value-type="float" office:value="1769143727" calcext:value-type="float">
            <text:p>1769143727</text:p>
          </table:table-cell>
          <table:table-cell office:value-type="float" office:value="1943673317" calcext:value-type="float">
            <text:p>1943673317</text:p>
          </table:table-cell>
          <table:table-cell office:value-type="float" office:value="2314340528" calcext:value-type="float">
            <text:p>231434052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Mato Grosso do Sul</text:p>
          </table:table-cell>
          <table:table-cell office:value-type="string" calcext:value-type="string">
            <text:p>MS</text:p>
          </table:table-cell>
          <table:table-cell office:value-type="float" office:value="2942909" calcext:value-type="float">
            <text:p>2942909</text:p>
          </table:table-cell>
          <table:table-cell office:value-type="float" office:value="2581021" calcext:value-type="float">
            <text:p>2581021</text:p>
          </table:table-cell>
          <table:table-cell office:value-type="float" office:value="4083643" calcext:value-type="float">
            <text:p>4083643</text:p>
          </table:table-cell>
          <table:table-cell office:value-type="float" office:value="5624446" calcext:value-type="float">
            <text:p>5624446</text:p>
          </table:table-cell>
          <table:table-cell office:value-type="float" office:value="9663875" calcext:value-type="float">
            <text:p>9663875</text:p>
          </table:table-cell>
          <table:table-cell office:value-type="float" office:value="12086959" calcext:value-type="float">
            <text:p>12086959</text:p>
          </table:table-cell>
          <table:table-cell office:value-type="float" office:value="15122746" calcext:value-type="float">
            <text:p>15122746</text:p>
          </table:table-cell>
          <table:table-cell table:number-columns-repeated="5" office:value-type="float" office:value="22553219" calcext:value-type="float">
            <text:p>22553219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Minas Gerais</text:p>
          </table:table-cell>
          <table:table-cell office:value-type="string" calcext:value-type="string">
            <text:p>MG</text:p>
          </table:table-cell>
          <table:table-cell office:value-type="float" office:value="16389419" calcext:value-type="float">
            <text:p>16389419</text:p>
          </table:table-cell>
          <table:table-cell office:value-type="float" office:value="15975292" calcext:value-type="float">
            <text:p>15975292</text:p>
          </table:table-cell>
          <table:table-cell office:value-type="float" office:value="24543561" calcext:value-type="float">
            <text:p>24543561</text:p>
          </table:table-cell>
          <table:table-cell office:value-type="float" office:value="34482619" calcext:value-type="float">
            <text:p>34482619</text:p>
          </table:table-cell>
          <table:table-cell table:number-columns-repeated="8" office:value-type="float" office:value="49066192" calcext:value-type="float">
            <text:p>49066192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Para</text:p>
          </table:table-cell>
          <table:table-cell office:value-type="string" calcext:value-type="string">
            <text:p>PA</text:p>
          </table:table-cell>
          <table:table-cell office:value-type="float" office:value="444812849" calcext:value-type="float">
            <text:p>444812849</text:p>
          </table:table-cell>
          <table:table-cell office:value-type="float" office:value="482562842" calcext:value-type="float">
            <text:p>482562842</text:p>
          </table:table-cell>
          <table:table-cell office:value-type="float" office:value="713742466" calcext:value-type="float">
            <text:p>713742466</text:p>
          </table:table-cell>
          <table:table-cell office:value-type="float" office:value="944270758" calcext:value-type="float">
            <text:p>944270758</text:p>
          </table:table-cell>
          <table:table-cell office:value-type="float" office:value="1417389279" calcext:value-type="float">
            <text:p>1417389279</text:p>
          </table:table-cell>
          <table:table-cell office:value-type="float" office:value="1662557307" calcext:value-type="float">
            <text:p>1662557307</text:p>
          </table:table-cell>
          <table:table-cell office:value-type="float" office:value="1916871420" calcext:value-type="float">
            <text:p>1916871420</text:p>
          </table:table-cell>
          <table:table-cell office:value-type="float" office:value="2441361182" calcext:value-type="float">
            <text:p>2441361182</text:p>
          </table:table-cell>
          <table:table-cell office:value-type="float" office:value="2981477248" calcext:value-type="float">
            <text:p>2981477248</text:p>
          </table:table-cell>
          <table:table-cell office:value-type="float" office:value="3258894416" calcext:value-type="float">
            <text:p>3258894416</text:p>
          </table:table-cell>
          <table:table-cell office:value-type="float" office:value="3543112838" calcext:value-type="float">
            <text:p>3543112838</text:p>
          </table:table-cell>
          <table:table-cell office:value-type="float" office:value="4130805693" calcext:value-type="float">
            <text:p>4130805693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Paraiba</text:p>
          </table:table-cell>
          <table:table-cell office:value-type="string" calcext:value-type="string">
            <text:p>PB</text:p>
          </table:table-cell>
          <table:table-cell office:value-type="float" office:value="67528" calcext:value-type="float">
            <text:p>67528</text:p>
          </table:table-cell>
          <table:table-cell office:value-type="float" office:value="78028" calcext:value-type="float">
            <text:p>78028</text:p>
          </table:table-cell>
          <table:table-cell office:value-type="float" office:value="108429" calcext:value-type="float">
            <text:p>108429</text:p>
          </table:table-cell>
          <table:table-cell office:value-type="float" office:value="136786" calcext:value-type="float">
            <text:p>136786</text:p>
          </table:table-cell>
          <table:table-cell table:number-columns-repeated="8" office:value-type="float" office:value="925248" calcext:value-type="float">
            <text:p>92524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Parana</text:p>
          </table:table-cell>
          <table:table-cell office:value-type="string" calcext:value-type="string">
            <text:p>PR</text:p>
          </table:table-cell>
          <table:table-cell office:value-type="float" office:value="18691772" calcext:value-type="float">
            <text:p>18691772</text:p>
          </table:table-cell>
          <table:table-cell office:value-type="float" office:value="18316878" calcext:value-type="float">
            <text:p>18316878</text:p>
          </table:table-cell>
          <table:table-cell office:value-type="float" office:value="26349571" calcext:value-type="float">
            <text:p>26349571</text:p>
          </table:table-cell>
          <table:table-cell office:value-type="float" office:value="34246981" calcext:value-type="float">
            <text:p>34246981</text:p>
          </table:table-cell>
          <table:table-cell office:value-type="float" office:value="51978227" calcext:value-type="float">
            <text:p>51978227</text:p>
          </table:table-cell>
          <table:table-cell office:value-type="float" office:value="61747103" calcext:value-type="float">
            <text:p>61747103</text:p>
          </table:table-cell>
          <table:table-cell office:value-type="float" office:value="73117752" calcext:value-type="float">
            <text:p>73117752</text:p>
          </table:table-cell>
          <table:table-cell office:value-type="float" office:value="98867898" calcext:value-type="float">
            <text:p>98867898</text:p>
          </table:table-cell>
          <table:table-cell office:value-type="float" office:value="130637036" calcext:value-type="float">
            <text:p>130637036</text:p>
          </table:table-cell>
          <table:table-cell office:value-type="float" office:value="150483935" calcext:value-type="float">
            <text:p>150483935</text:p>
          </table:table-cell>
          <table:table-cell office:value-type="float" office:value="174098016" calcext:value-type="float">
            <text:p>174098016</text:p>
          </table:table-cell>
          <table:table-cell office:value-type="float" office:value="199489921" calcext:value-type="float">
            <text:p>199489921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Pernambouco</text:p>
          </table:table-cell>
          <table:table-cell office:value-type="string" calcext:value-type="string">
            <text:p>PE</text:p>
          </table:table-cell>
          <table:table-cell office:value-type="float" office:value="253302" calcext:value-type="float">
            <text:p>253302</text:p>
          </table:table-cell>
          <table:table-cell office:value-type="float" office:value="276965" calcext:value-type="float">
            <text:p>276965</text:p>
          </table:table-cell>
          <table:table-cell office:value-type="float" office:value="400625" calcext:value-type="float">
            <text:p>400625</text:p>
          </table:table-cell>
          <table:table-cell office:value-type="float" office:value="526939" calcext:value-type="float">
            <text:p>526939</text:p>
          </table:table-cell>
          <table:table-cell office:value-type="float" office:value="1677574" calcext:value-type="float">
            <text:p>1677574</text:p>
          </table:table-cell>
          <table:table-cell office:value-type="float" office:value="2920952" calcext:value-type="float">
            <text:p>2920952</text:p>
          </table:table-cell>
          <table:table-cell table:number-columns-repeated="6" office:value-type="float" office:value="3157756" calcext:value-type="float">
            <text:p>3157756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Piaui</text:p>
          </table:table-cell>
          <table:table-cell office:value-type="string" calcext:value-type="string">
            <text:p>PI</text:p>
          </table:table-cell>
          <table:table-cell office:value-type="float" office:value="1142496" calcext:value-type="float">
            <text:p>1142496</text:p>
          </table:table-cell>
          <table:table-cell office:value-type="float" office:value="1263597" calcext:value-type="float">
            <text:p>1263597</text:p>
          </table:table-cell>
          <table:table-cell office:value-type="float" office:value="1822883" calcext:value-type="float">
            <text:p>1822883</text:p>
          </table:table-cell>
          <table:table-cell office:value-type="float" office:value="2232235" calcext:value-type="float">
            <text:p>2232235</text:p>
          </table:table-cell>
          <table:table-cell table:number-columns-repeated="8" office:value-type="float" office:value="2290942" calcext:value-type="float">
            <text:p>2290942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Rio de Janeiro</text:p>
          </table:table-cell>
          <table:table-cell office:value-type="string" calcext:value-type="string">
            <text:p>RJ</text:p>
          </table:table-cell>
          <table:table-cell office:value-type="float" office:value="2740176" calcext:value-type="float">
            <text:p>2740176</text:p>
          </table:table-cell>
          <table:table-cell office:value-type="float" office:value="2248284" calcext:value-type="float">
            <text:p>2248284</text:p>
          </table:table-cell>
          <table:table-cell office:value-type="float" office:value="3781751" calcext:value-type="float">
            <text:p>3781751</text:p>
          </table:table-cell>
          <table:table-cell office:value-type="float" office:value="5472065" calcext:value-type="float">
            <text:p>5472065</text:p>
          </table:table-cell>
          <table:table-cell office:value-type="float" office:value="11527774" calcext:value-type="float">
            <text:p>11527774</text:p>
          </table:table-cell>
          <table:table-cell office:value-type="float" office:value="15906355" calcext:value-type="float">
            <text:p>15906355</text:p>
          </table:table-cell>
          <table:table-cell office:value-type="float" office:value="22553591" calcext:value-type="float">
            <text:p>22553591</text:p>
          </table:table-cell>
          <table:table-cell office:value-type="float" office:value="40083459" calcext:value-type="float">
            <text:p>40083459</text:p>
          </table:table-cell>
          <table:table-cell table:number-columns-repeated="4" office:value-type="float" office:value="61872209" calcext:value-type="float">
            <text:p>61872209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Rio Grande do Norte</text:p>
          </table:table-cell>
          <table:table-cell office:value-type="string" calcext:value-type="string">
            <text:p>RN</text:p>
          </table:table-cell>
          <table:table-cell office:value-type="float" office:value="43903" calcext:value-type="float">
            <text:p>43903</text:p>
          </table:table-cell>
          <table:table-cell office:value-type="float" office:value="44878" calcext:value-type="float">
            <text:p>44878</text:p>
          </table:table-cell>
          <table:table-cell office:value-type="float" office:value="64993" calcext:value-type="float">
            <text:p>64993</text:p>
          </table:table-cell>
          <table:table-cell office:value-type="float" office:value="85468" calcext:value-type="float">
            <text:p>85468</text:p>
          </table:table-cell>
          <table:table-cell table:number-columns-repeated="8" office:value-type="float" office:value="410272" calcext:value-type="float">
            <text:p>410272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Rio Grande do Sul</text:p>
          </table:table-cell>
          <table:table-cell office:value-type="string" calcext:value-type="string">
            <text:p>RS</text:p>
          </table:table-cell>
          <table:table-cell office:value-type="float" office:value="7672734" calcext:value-type="float">
            <text:p>7672734</text:p>
          </table:table-cell>
          <table:table-cell office:value-type="float" office:value="5640175" calcext:value-type="float">
            <text:p>5640175</text:p>
          </table:table-cell>
          <table:table-cell office:value-type="float" office:value="8767755" calcext:value-type="float">
            <text:p>8767755</text:p>
          </table:table-cell>
          <table:table-cell office:value-type="float" office:value="12125641" calcext:value-type="float">
            <text:p>12125641</text:p>
          </table:table-cell>
          <table:table-cell office:value-type="float" office:value="20824461" calcext:value-type="float">
            <text:p>20824461</text:p>
          </table:table-cell>
          <table:table-cell office:value-type="float" office:value="26162122" calcext:value-type="float">
            <text:p>26162122</text:p>
          </table:table-cell>
          <table:table-cell office:value-type="float" office:value="32926238" calcext:value-type="float">
            <text:p>32926238</text:p>
          </table:table-cell>
          <table:table-cell office:value-type="float" office:value="49250743" calcext:value-type="float">
            <text:p>49250743</text:p>
          </table:table-cell>
          <table:table-cell office:value-type="float" office:value="69307038" calcext:value-type="float">
            <text:p>69307038</text:p>
          </table:table-cell>
          <table:table-cell office:value-type="float" office:value="80909906" calcext:value-type="float">
            <text:p>80909906</text:p>
          </table:table-cell>
          <table:table-cell office:value-type="float" office:value="94334807" calcext:value-type="float">
            <text:p>94334807</text:p>
          </table:table-cell>
          <table:table-cell office:value-type="float" office:value="127534036" calcext:value-type="float">
            <text:p>127534036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Rondonia</text:p>
          </table:table-cell>
          <table:table-cell office:value-type="string" calcext:value-type="string">
            <text:p>RO</text:p>
          </table:table-cell>
          <table:table-cell office:value-type="float" office:value="127887228" calcext:value-type="float">
            <text:p>127887228</text:p>
          </table:table-cell>
          <table:table-cell office:value-type="float" office:value="133755392" calcext:value-type="float">
            <text:p>133755392</text:p>
          </table:table-cell>
          <table:table-cell office:value-type="float" office:value="192659470" calcext:value-type="float">
            <text:p>192659470</text:p>
          </table:table-cell>
          <table:table-cell office:value-type="float" office:value="250464499" calcext:value-type="float">
            <text:p>250464499</text:p>
          </table:table-cell>
          <table:table-cell office:value-type="float" office:value="376481644" calcext:value-type="float">
            <text:p>376481644</text:p>
          </table:table-cell>
          <table:table-cell office:value-type="float" office:value="447671070" calcext:value-type="float">
            <text:p>447671070</text:p>
          </table:table-cell>
          <table:table-cell office:value-type="float" office:value="526196284" calcext:value-type="float">
            <text:p>526196284</text:p>
          </table:table-cell>
          <table:table-cell office:value-type="float" office:value="693862228" calcext:value-type="float">
            <text:p>693862228</text:p>
          </table:table-cell>
          <table:table-cell office:value-type="float" office:value="871950226" calcext:value-type="float">
            <text:p>871950226</text:p>
          </table:table-cell>
          <table:table-cell office:value-type="float" office:value="964390814" calcext:value-type="float">
            <text:p>964390814</text:p>
          </table:table-cell>
          <table:table-cell office:value-type="float" office:value="1060200438" calcext:value-type="float">
            <text:p>1060200438</text:p>
          </table:table-cell>
          <table:table-cell office:value-type="float" office:value="1259578954" calcext:value-type="float">
            <text:p>125957895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Roraima</text:p>
          </table:table-cell>
          <table:table-cell office:value-type="string" calcext:value-type="string">
            <text:p>RR</text:p>
          </table:table-cell>
          <table:table-cell office:value-type="float" office:value="63221141" calcext:value-type="float">
            <text:p>63221141</text:p>
          </table:table-cell>
          <table:table-cell office:value-type="float" office:value="68547606" calcext:value-type="float">
            <text:p>68547606</text:p>
          </table:table-cell>
          <table:table-cell office:value-type="float" office:value="101216179" calcext:value-type="float">
            <text:p>101216179</text:p>
          </table:table-cell>
          <table:table-cell office:value-type="float" office:value="133850475" calcext:value-type="float">
            <text:p>133850475</text:p>
          </table:table-cell>
          <table:table-cell office:value-type="float" office:value="202915533" calcext:value-type="float">
            <text:p>202915533</text:p>
          </table:table-cell>
          <table:table-cell office:value-type="float" office:value="239726232" calcext:value-type="float">
            <text:p>239726232</text:p>
          </table:table-cell>
          <table:table-cell office:value-type="float" office:value="278847012" calcext:value-type="float">
            <text:p>278847012</text:p>
          </table:table-cell>
          <table:table-cell office:value-type="float" office:value="361970996" calcext:value-type="float">
            <text:p>361970996</text:p>
          </table:table-cell>
          <table:table-cell office:value-type="float" office:value="450148597" calcext:value-type="float">
            <text:p>450148597</text:p>
          </table:table-cell>
          <table:table-cell office:value-type="float" office:value="495952926" calcext:value-type="float">
            <text:p>495952926</text:p>
          </table:table-cell>
          <table:table-cell office:value-type="float" office:value="544416092" calcext:value-type="float">
            <text:p>544416092</text:p>
          </table:table-cell>
          <table:table-cell office:value-type="float" office:value="649833918" calcext:value-type="float">
            <text:p>64983391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Santa Catarina</text:p>
          </table:table-cell>
          <table:table-cell office:value-type="string" calcext:value-type="string">
            <text:p>SC</text:p>
          </table:table-cell>
          <table:table-cell office:value-type="float" office:value="13939837" calcext:value-type="float">
            <text:p>13939837</text:p>
          </table:table-cell>
          <table:table-cell office:value-type="float" office:value="13764607" calcext:value-type="float">
            <text:p>13764607</text:p>
          </table:table-cell>
          <table:table-cell office:value-type="float" office:value="20271841" calcext:value-type="float">
            <text:p>20271841</text:p>
          </table:table-cell>
          <table:table-cell office:value-type="float" office:value="26709973" calcext:value-type="float">
            <text:p>26709973</text:p>
          </table:table-cell>
          <table:table-cell office:value-type="float" office:value="41645391" calcext:value-type="float">
            <text:p>41645391</text:p>
          </table:table-cell>
          <table:table-cell office:value-type="float" office:value="49990558" calcext:value-type="float">
            <text:p>49990558</text:p>
          </table:table-cell>
          <table:table-cell office:value-type="float" office:value="59983732" calcext:value-type="float">
            <text:p>59983732</text:p>
          </table:table-cell>
          <table:table-cell office:value-type="float" office:value="82470619" calcext:value-type="float">
            <text:p>82470619</text:p>
          </table:table-cell>
          <table:table-cell office:value-type="float" office:value="108273089" calcext:value-type="float">
            <text:p>108273089</text:p>
          </table:table-cell>
          <table:table-cell office:value-type="float" office:value="122534348" calcext:value-type="float">
            <text:p>122534348</text:p>
          </table:table-cell>
          <table:table-cell office:value-type="float" office:value="138558911" calcext:value-type="float">
            <text:p>138558911</text:p>
          </table:table-cell>
          <table:table-cell office:value-type="float" office:value="175923288" calcext:value-type="float">
            <text:p>17592328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Sao Paulo</text:p>
          </table:table-cell>
          <table:table-cell office:value-type="string" calcext:value-type="string">
            <text:p>SP</text:p>
          </table:table-cell>
          <table:table-cell office:value-type="float" office:value="8303714" calcext:value-type="float">
            <text:p>8303714</text:p>
          </table:table-cell>
          <table:table-cell office:value-type="float" office:value="4798634" calcext:value-type="float">
            <text:p>4798634</text:p>
          </table:table-cell>
          <table:table-cell office:value-type="float" office:value="8199614" calcext:value-type="float">
            <text:p>8199614</text:p>
          </table:table-cell>
          <table:table-cell office:value-type="float" office:value="12298650" calcext:value-type="float">
            <text:p>12298650</text:p>
          </table:table-cell>
          <table:table-cell office:value-type="float" office:value="24371316" calcext:value-type="float">
            <text:p>24371316</text:p>
          </table:table-cell>
          <table:table-cell office:value-type="float" office:value="32148283" calcext:value-type="float">
            <text:p>32148283</text:p>
          </table:table-cell>
          <table:table-cell office:value-type="float" office:value="42212127" calcext:value-type="float">
            <text:p>42212127</text:p>
          </table:table-cell>
          <table:table-cell office:value-type="float" office:value="66175305" calcext:value-type="float">
            <text:p>66175305</text:p>
          </table:table-cell>
          <table:table-cell office:value-type="float" office:value="94583511" calcext:value-type="float">
            <text:p>94583511</text:p>
          </table:table-cell>
          <table:table-cell office:value-type="float" office:value="110378185" calcext:value-type="float">
            <text:p>110378185</text:p>
          </table:table-cell>
          <table:table-cell office:value-type="float" office:value="128106814" calcext:value-type="float">
            <text:p>128106814</text:p>
          </table:table-cell>
          <table:table-cell office:value-type="float" office:value="168392746" calcext:value-type="float">
            <text:p>168392746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Sergipe</text:p>
          </table:table-cell>
          <table:table-cell office:value-type="string" calcext:value-type="string">
            <text:p>SE</text:p>
          </table:table-cell>
          <table:table-cell office:value-type="float" office:value="181427" calcext:value-type="float">
            <text:p>181427</text:p>
          </table:table-cell>
          <table:table-cell office:value-type="float" office:value="173557" calcext:value-type="float">
            <text:p>173557</text:p>
          </table:table-cell>
          <table:table-cell office:value-type="float" office:value="264644" calcext:value-type="float">
            <text:p>264644</text:p>
          </table:table-cell>
          <table:table-cell office:value-type="float" office:value="357078" calcext:value-type="float">
            <text:p>357078</text:p>
          </table:table-cell>
          <table:table-cell table:number-columns-repeated="8" office:value-type="float" office:value="1552151" calcext:value-type="float">
            <text:p>1552151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Tocantins</text:p>
          </table:table-cell>
          <table:table-cell office:value-type="string" calcext:value-type="string">
            <text:p>TO</text:p>
          </table:table-cell>
          <table:table-cell office:value-type="float" office:value="18454283" calcext:value-type="float">
            <text:p>18454283</text:p>
          </table:table-cell>
          <table:table-cell office:value-type="float" office:value="14944943" calcext:value-type="float">
            <text:p>14944943</text:p>
          </table:table-cell>
          <table:table-cell office:value-type="float" office:value="22058374" calcext:value-type="float">
            <text:p>22058374</text:p>
          </table:table-cell>
          <table:table-cell office:value-type="float" office:value="31271196" calcext:value-type="float">
            <text:p>31271196</text:p>
          </table:table-cell>
          <table:table-cell table:number-columns-repeated="8" office:value-type="float" office:value="34695710" calcext:value-type="float">
            <text:p>34695710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Colombia</text:p>
          </table:table-cell>
          <table:table-cell office:value-type="string" calcext:value-type="string">
            <text:p>COL</text:p>
          </table:table-cell>
          <table:table-cell office:value-type="float" office:value="200484040" calcext:value-type="float">
            <text:p>200484040</text:p>
          </table:table-cell>
          <table:table-cell office:value-type="float" office:value="211042369" calcext:value-type="float">
            <text:p>211042369</text:p>
          </table:table-cell>
          <table:table-cell office:value-type="float" office:value="315810616" calcext:value-type="float">
            <text:p>315810616</text:p>
          </table:table-cell>
          <table:table-cell office:value-type="float" office:value="425150437" calcext:value-type="float">
            <text:p>425150437</text:p>
          </table:table-cell>
          <table:table-cell office:value-type="float" office:value="654188188" calcext:value-type="float">
            <text:p>654188188</text:p>
          </table:table-cell>
          <table:table-cell office:value-type="float" office:value="770097681" calcext:value-type="float">
            <text:p>770097681</text:p>
          </table:table-cell>
          <table:table-cell office:value-type="float" office:value="884687210" calcext:value-type="float">
            <text:p>884687210</text:p>
          </table:table-cell>
          <table:table-cell office:value-type="float" office:value="1116197307" calcext:value-type="float">
            <text:p>1116197307</text:p>
          </table:table-cell>
          <table:table-cell office:value-type="float" office:value="1365655572" calcext:value-type="float">
            <text:p>1365655572</text:p>
          </table:table-cell>
          <table:table-cell office:value-type="float" office:value="1498492511" calcext:value-type="float">
            <text:p>1498492511</text:p>
          </table:table-cell>
          <table:table-cell office:value-type="float" office:value="1635777560" calcext:value-type="float">
            <text:p>1635777560</text:p>
          </table:table-cell>
          <table:table-cell office:value-type="float" office:value="1921766737" calcext:value-type="float">
            <text:p>1921766737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Costa Rica</text:p>
          </table:table-cell>
          <table:table-cell office:value-type="string" calcext:value-type="string">
            <text:p>CRI</text:p>
          </table:table-cell>
          <table:table-cell office:value-type="float" office:value="5819214" calcext:value-type="float">
            <text:p>5819214</text:p>
          </table:table-cell>
          <table:table-cell office:value-type="float" office:value="5154275" calcext:value-type="float">
            <text:p>5154275</text:p>
          </table:table-cell>
          <table:table-cell office:value-type="float" office:value="8271368" calcext:value-type="float">
            <text:p>8271368</text:p>
          </table:table-cell>
          <table:table-cell office:value-type="float" office:value="11705383" calcext:value-type="float">
            <text:p>11705383</text:p>
          </table:table-cell>
          <table:table-cell office:value-type="float" office:value="19194860" calcext:value-type="float">
            <text:p>19194860</text:p>
          </table:table-cell>
          <table:table-cell office:value-type="float" office:value="23191910" calcext:value-type="float">
            <text:p>23191910</text:p>
          </table:table-cell>
          <table:table-cell office:value-type="float" office:value="27353970" calcext:value-type="float">
            <text:p>27353970</text:p>
          </table:table-cell>
          <table:table-cell office:value-type="float" office:value="36200950" calcext:value-type="float">
            <text:p>36200950</text:p>
          </table:table-cell>
          <table:table-cell office:value-type="float" office:value="45887113" calcext:value-type="float">
            <text:p>45887113</text:p>
          </table:table-cell>
          <table:table-cell office:value-type="float" office:value="51080546" calcext:value-type="float">
            <text:p>51080546</text:p>
          </table:table-cell>
          <table:table-cell office:value-type="float" office:value="56517919" calcext:value-type="float">
            <text:p>56517919</text:p>
          </table:table-cell>
          <table:table-cell office:value-type="float" office:value="68207923" calcext:value-type="float">
            <text:p>68207923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Cuba</text:p>
          </table:table-cell>
          <table:table-cell office:value-type="string" calcext:value-type="string">
            <text:p>CUB</text:p>
          </table:table-cell>
          <table:table-cell office:value-type="float" office:value="3711445" calcext:value-type="float">
            <text:p>3711445</text:p>
          </table:table-cell>
          <table:table-cell office:value-type="float" office:value="3419378" calcext:value-type="float">
            <text:p>3419378</text:p>
          </table:table-cell>
          <table:table-cell office:value-type="float" office:value="5555969" calcext:value-type="float">
            <text:p>5555969</text:p>
          </table:table-cell>
          <table:table-cell office:value-type="float" office:value="7759123" calcext:value-type="float">
            <text:p>7759123</text:p>
          </table:table-cell>
          <table:table-cell office:value-type="float" office:value="12241153" calcext:value-type="float">
            <text:p>12241153</text:p>
          </table:table-cell>
          <table:table-cell office:value-type="float" office:value="14546510" calcext:value-type="float">
            <text:p>14546510</text:p>
          </table:table-cell>
          <table:table-cell office:value-type="float" office:value="16913425" calcext:value-type="float">
            <text:p>16913425</text:p>
          </table:table-cell>
          <table:table-cell office:value-type="float" office:value="21800026" calcext:value-type="float">
            <text:p>21800026</text:p>
          </table:table-cell>
          <table:table-cell office:value-type="float" office:value="26852019" calcext:value-type="float">
            <text:p>26852019</text:p>
          </table:table-cell>
          <table:table-cell office:value-type="float" office:value="29446410" calcext:value-type="float">
            <text:p>29446410</text:p>
          </table:table-cell>
          <table:table-cell office:value-type="float" office:value="32102063" calcext:value-type="float">
            <text:p>32102063</text:p>
          </table:table-cell>
          <table:table-cell office:value-type="float" office:value="37743670" calcext:value-type="float">
            <text:p>37743670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Dominica</text:p>
          </table:table-cell>
          <table:table-cell office:value-type="string" calcext:value-type="string">
            <text:p>DMA</text:p>
          </table:table-cell>
          <table:table-cell office:value-type="float" office:value="84926" calcext:value-type="float">
            <text:p>84926</text:p>
          </table:table-cell>
          <table:table-cell office:value-type="float" office:value="72351" calcext:value-type="float">
            <text:p>72351</text:p>
          </table:table-cell>
          <table:table-cell office:value-type="float" office:value="112857" calcext:value-type="float">
            <text:p>112857</text:p>
          </table:table-cell>
          <table:table-cell office:value-type="float" office:value="156779" calcext:value-type="float">
            <text:p>156779</text:p>
          </table:table-cell>
          <table:table-cell office:value-type="float" office:value="254649" calcext:value-type="float">
            <text:p>254649</text:p>
          </table:table-cell>
          <table:table-cell office:value-type="float" office:value="307040" calcext:value-type="float">
            <text:p>307040</text:p>
          </table:table-cell>
          <table:table-cell office:value-type="float" office:value="361764" calcext:value-type="float">
            <text:p>361764</text:p>
          </table:table-cell>
          <table:table-cell office:value-type="float" office:value="471800" calcext:value-type="float">
            <text:p>471800</text:p>
          </table:table-cell>
          <table:table-cell office:value-type="float" office:value="586186" calcext:value-type="float">
            <text:p>586186</text:p>
          </table:table-cell>
          <table:table-cell office:value-type="float" office:value="646005" calcext:value-type="float">
            <text:p>646005</text:p>
          </table:table-cell>
          <table:table-cell office:value-type="float" office:value="706765" calcext:value-type="float">
            <text:p>706765</text:p>
          </table:table-cell>
          <table:table-cell office:value-type="float" office:value="830906" calcext:value-type="float">
            <text:p>830906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Dominican Rep.</text:p>
          </table:table-cell>
          <table:table-cell office:value-type="string" calcext:value-type="string">
            <text:p>DOM</text:p>
          </table:table-cell>
          <table:table-cell office:value-type="float" office:value="4552778" calcext:value-type="float">
            <text:p>4552778</text:p>
          </table:table-cell>
          <table:table-cell office:value-type="float" office:value="4417921" calcext:value-type="float">
            <text:p>4417921</text:p>
          </table:table-cell>
          <table:table-cell office:value-type="float" office:value="6920082" calcext:value-type="float">
            <text:p>6920082</text:p>
          </table:table-cell>
          <table:table-cell office:value-type="float" office:value="9553795" calcext:value-type="float">
            <text:p>9553795</text:p>
          </table:table-cell>
          <table:table-cell office:value-type="float" office:value="15173839" calcext:value-type="float">
            <text:p>15173839</text:p>
          </table:table-cell>
          <table:table-cell office:value-type="float" office:value="18197604" calcext:value-type="float">
            <text:p>18197604</text:p>
          </table:table-cell>
          <table:table-cell office:value-type="float" office:value="21399977" calcext:value-type="float">
            <text:p>21399977</text:p>
          </table:table-cell>
          <table:table-cell office:value-type="float" office:value="28741155" calcext:value-type="float">
            <text:p>28741155</text:p>
          </table:table-cell>
          <table:table-cell table:number-columns-repeated="4" office:value-type="float" office:value="35478156" calcext:value-type="float">
            <text:p>35478156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Ecuador</text:p>
          </table:table-cell>
          <table:table-cell office:value-type="string" calcext:value-type="string">
            <text:p>ECU</text:p>
          </table:table-cell>
          <table:table-cell office:value-type="float" office:value="39742199" calcext:value-type="float">
            <text:p>39742199</text:p>
          </table:table-cell>
          <table:table-cell office:value-type="float" office:value="30564320" calcext:value-type="float">
            <text:p>30564320</text:p>
          </table:table-cell>
          <table:table-cell office:value-type="float" office:value="49475041" calcext:value-type="float">
            <text:p>49475041</text:p>
          </table:table-cell>
          <table:table-cell office:value-type="float" office:value="69637121" calcext:value-type="float">
            <text:p>69637121</text:p>
          </table:table-cell>
          <table:table-cell office:value-type="float" office:value="112013117" calcext:value-type="float">
            <text:p>112013117</text:p>
          </table:table-cell>
          <table:table-cell office:value-type="float" office:value="134004599" calcext:value-type="float">
            <text:p>134004599</text:p>
          </table:table-cell>
          <table:table-cell office:value-type="float" office:value="156589036" calcext:value-type="float">
            <text:p>156589036</text:p>
          </table:table-cell>
          <table:table-cell office:value-type="float" office:value="203652366" calcext:value-type="float">
            <text:p>203652366</text:p>
          </table:table-cell>
          <table:table-cell office:value-type="float" office:value="253093878" calcext:value-type="float">
            <text:p>253093878</text:p>
          </table:table-cell>
          <table:table-cell office:value-type="float" office:value="278317296" calcext:value-type="float">
            <text:p>278317296</text:p>
          </table:table-cell>
          <table:table-cell office:value-type="float" office:value="303784458" calcext:value-type="float">
            <text:p>303784458</text:p>
          </table:table-cell>
          <table:table-cell office:value-type="float" office:value="356105873" calcext:value-type="float">
            <text:p>356105873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El Salvador</text:p>
          </table:table-cell>
          <table:table-cell office:value-type="string" calcext:value-type="string">
            <text:p>SLV</text:p>
          </table:table-cell>
          <table:table-cell office:value-type="float" office:value="502019" calcext:value-type="float">
            <text:p>502019</text:p>
          </table:table-cell>
          <table:table-cell office:value-type="float" office:value="500567" calcext:value-type="float">
            <text:p>500567</text:p>
          </table:table-cell>
          <table:table-cell office:value-type="float" office:value="768694" calcext:value-type="float">
            <text:p>768694</text:p>
          </table:table-cell>
          <table:table-cell office:value-type="float" office:value="1040684" calcext:value-type="float">
            <text:p>1040684</text:p>
          </table:table-cell>
          <table:table-cell office:value-type="float" office:value="1576581" calcext:value-type="float">
            <text:p>1576581</text:p>
          </table:table-cell>
          <table:table-cell office:value-type="float" office:value="1837763" calcext:value-type="float">
            <text:p>1837763</text:p>
          </table:table-cell>
          <table:table-cell office:value-type="float" office:value="2094467" calcext:value-type="float">
            <text:p>2094467</text:p>
          </table:table-cell>
          <table:table-cell office:value-type="float" office:value="2561726" calcext:value-type="float">
            <text:p>2561726</text:p>
          </table:table-cell>
          <table:table-cell office:value-type="float" office:value="2962788" calcext:value-type="float">
            <text:p>2962788</text:p>
          </table:table-cell>
          <table:table-cell office:value-type="float" office:value="3168774" calcext:value-type="float">
            <text:p>3168774</text:p>
          </table:table-cell>
          <table:table-cell table:number-columns-repeated="2" office:value-type="float" office:value="3314790" calcext:value-type="float">
            <text:p>3314790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French Guiana</text:p>
          </table:table-cell>
          <table:table-cell office:value-type="string" calcext:value-type="string">
            <text:p>GUF</text:p>
          </table:table-cell>
          <table:table-cell office:value-type="float" office:value="3127774" calcext:value-type="float">
            <text:p>3127774</text:p>
          </table:table-cell>
          <table:table-cell office:value-type="float" office:value="4270239" calcext:value-type="float">
            <text:p>4270239</text:p>
          </table:table-cell>
          <table:table-cell office:value-type="float" office:value="5724819" calcext:value-type="float">
            <text:p>5724819</text:p>
          </table:table-cell>
          <table:table-cell office:value-type="float" office:value="7147569" calcext:value-type="float">
            <text:p>7147569</text:p>
          </table:table-cell>
          <table:table-cell office:value-type="float" office:value="10054088" calcext:value-type="float">
            <text:p>10054088</text:p>
          </table:table-cell>
          <table:table-cell office:value-type="float" office:value="11601227" calcext:value-type="float">
            <text:p>11601227</text:p>
          </table:table-cell>
          <table:table-cell office:value-type="float" office:value="13209676" calcext:value-type="float">
            <text:p>13209676</text:p>
          </table:table-cell>
          <table:table-cell office:value-type="float" office:value="16480506" calcext:value-type="float">
            <text:p>16480506</text:p>
          </table:table-cell>
          <table:table-cell office:value-type="float" office:value="19837948" calcext:value-type="float">
            <text:p>19837948</text:p>
          </table:table-cell>
          <table:table-cell office:value-type="float" office:value="21545814" calcext:value-type="float">
            <text:p>21545814</text:p>
          </table:table-cell>
          <table:table-cell office:value-type="float" office:value="23256425" calcext:value-type="float">
            <text:p>23256425</text:p>
          </table:table-cell>
          <table:table-cell office:value-type="float" office:value="26803652" calcext:value-type="float">
            <text:p>26803652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Grenada</text:p>
          </table:table-cell>
          <table:table-cell office:value-type="string" calcext:value-type="string">
            <text:p>GRD</text:p>
          </table:table-cell>
          <table:table-cell office:value-type="float" office:value="64028" calcext:value-type="float">
            <text:p>64028</text:p>
          </table:table-cell>
          <table:table-cell office:value-type="float" office:value="61759" calcext:value-type="float">
            <text:p>61759</text:p>
          </table:table-cell>
          <table:table-cell office:value-type="float" office:value="97043" calcext:value-type="float">
            <text:p>97043</text:p>
          </table:table-cell>
          <table:table-cell office:value-type="float" office:value="133779" calcext:value-type="float">
            <text:p>133779</text:p>
          </table:table-cell>
          <table:table-cell office:value-type="float" office:value="216048" calcext:value-type="float">
            <text:p>216048</text:p>
          </table:table-cell>
          <table:table-cell office:value-type="float" office:value="261294" calcext:value-type="float">
            <text:p>261294</text:p>
          </table:table-cell>
          <table:table-cell office:value-type="float" office:value="307537" calcext:value-type="float">
            <text:p>307537</text:p>
          </table:table-cell>
          <table:table-cell office:value-type="float" office:value="405098" calcext:value-type="float">
            <text:p>405098</text:p>
          </table:table-cell>
          <table:table-cell office:value-type="float" office:value="497438" calcext:value-type="float">
            <text:p>497438</text:p>
          </table:table-cell>
          <table:table-cell table:number-columns-repeated="3" office:value-type="float" office:value="536062" calcext:value-type="float">
            <text:p>536062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Guadeloupe</text:p>
          </table:table-cell>
          <table:table-cell office:value-type="string" calcext:value-type="string">
            <text:p>GLP</text:p>
          </table:table-cell>
          <table:table-cell office:value-type="float" office:value="85954" calcext:value-type="float">
            <text:p>85954</text:p>
          </table:table-cell>
          <table:table-cell office:value-type="float" office:value="98286" calcext:value-type="float">
            <text:p>98286</text:p>
          </table:table-cell>
          <table:table-cell office:value-type="float" office:value="151161" calcext:value-type="float">
            <text:p>151161</text:p>
          </table:table-cell>
          <table:table-cell office:value-type="float" office:value="201902" calcext:value-type="float">
            <text:p>201902</text:p>
          </table:table-cell>
          <table:table-cell office:value-type="float" office:value="289968" calcext:value-type="float">
            <text:p>289968</text:p>
          </table:table-cell>
          <table:table-cell office:value-type="float" office:value="334365" calcext:value-type="float">
            <text:p>334365</text:p>
          </table:table-cell>
          <table:table-cell office:value-type="float" office:value="382002" calcext:value-type="float">
            <text:p>382002</text:p>
          </table:table-cell>
          <table:table-cell office:value-type="float" office:value="481339" calcext:value-type="float">
            <text:p>481339</text:p>
          </table:table-cell>
          <table:table-cell office:value-type="float" office:value="587639" calcext:value-type="float">
            <text:p>587639</text:p>
          </table:table-cell>
          <table:table-cell office:value-type="float" office:value="644846" calcext:value-type="float">
            <text:p>644846</text:p>
          </table:table-cell>
          <table:table-cell office:value-type="float" office:value="705769" calcext:value-type="float">
            <text:p>705769</text:p>
          </table:table-cell>
          <table:table-cell office:value-type="float" office:value="843942" calcext:value-type="float">
            <text:p>843942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Guatemala</text:p>
          </table:table-cell>
          <table:table-cell office:value-type="string" calcext:value-type="string">
            <text:p>GTM</text:p>
          </table:table-cell>
          <table:table-cell office:value-type="float" office:value="18505313" calcext:value-type="float">
            <text:p>18505313</text:p>
          </table:table-cell>
          <table:table-cell office:value-type="float" office:value="18902734" calcext:value-type="float">
            <text:p>18902734</text:p>
          </table:table-cell>
          <table:table-cell office:value-type="float" office:value="29599544" calcext:value-type="float">
            <text:p>29599544</text:p>
          </table:table-cell>
          <table:table-cell office:value-type="float" office:value="41053655" calcext:value-type="float">
            <text:p>41053655</text:p>
          </table:table-cell>
          <table:table-cell office:value-type="float" office:value="65902403" calcext:value-type="float">
            <text:p>65902403</text:p>
          </table:table-cell>
          <table:table-cell office:value-type="float" office:value="79254528" calcext:value-type="float">
            <text:p>79254528</text:p>
          </table:table-cell>
          <table:table-cell office:value-type="float" office:value="93454007" calcext:value-type="float">
            <text:p>93454007</text:p>
          </table:table-cell>
          <table:table-cell office:value-type="float" office:value="124574612" calcext:value-type="float">
            <text:p>124574612</text:p>
          </table:table-cell>
          <table:table-cell table:number-columns-repeated="4" office:value-type="float" office:value="128708935" calcext:value-type="float">
            <text:p>12870893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Guyana</text:p>
          </table:table-cell>
          <table:table-cell office:value-type="string" calcext:value-type="string">
            <text:p>GUY</text:p>
          </table:table-cell>
          <table:table-cell office:value-type="float" office:value="14351559" calcext:value-type="float">
            <text:p>14351559</text:p>
          </table:table-cell>
          <table:table-cell office:value-type="float" office:value="22829790" calcext:value-type="float">
            <text:p>22829790</text:p>
          </table:table-cell>
          <table:table-cell office:value-type="float" office:value="31448683" calcext:value-type="float">
            <text:p>31448683</text:p>
          </table:table-cell>
          <table:table-cell office:value-type="float" office:value="40770474" calcext:value-type="float">
            <text:p>40770474</text:p>
          </table:table-cell>
          <table:table-cell office:value-type="float" office:value="59022280" calcext:value-type="float">
            <text:p>59022280</text:p>
          </table:table-cell>
          <table:table-cell office:value-type="float" office:value="68433440" calcext:value-type="float">
            <text:p>68433440</text:p>
          </table:table-cell>
          <table:table-cell office:value-type="float" office:value="77897819" calcext:value-type="float">
            <text:p>77897819</text:p>
          </table:table-cell>
          <table:table-cell office:value-type="float" office:value="96930005" calcext:value-type="float">
            <text:p>96930005</text:p>
          </table:table-cell>
          <table:table-cell office:value-type="float" office:value="116111205" calcext:value-type="float">
            <text:p>116111205</text:p>
          </table:table-cell>
          <table:table-cell office:value-type="float" office:value="125630917" calcext:value-type="float">
            <text:p>125630917</text:p>
          </table:table-cell>
          <table:table-cell office:value-type="float" office:value="135089091" calcext:value-type="float">
            <text:p>135089091</text:p>
          </table:table-cell>
          <table:table-cell office:value-type="float" office:value="153850440" calcext:value-type="float">
            <text:p>153850440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Haiti</text:p>
          </table:table-cell>
          <table:table-cell office:value-type="string" calcext:value-type="string">
            <text:p>HTI</text:p>
          </table:table-cell>
          <table:table-cell office:value-type="float" office:value="1048667" calcext:value-type="float">
            <text:p>1048667</text:p>
          </table:table-cell>
          <table:table-cell office:value-type="float" office:value="1152473" calcext:value-type="float">
            <text:p>1152473</text:p>
          </table:table-cell>
          <table:table-cell office:value-type="float" office:value="1673070" calcext:value-type="float">
            <text:p>1673070</text:p>
          </table:table-cell>
          <table:table-cell office:value-type="float" office:value="2278408" calcext:value-type="float">
            <text:p>2278408</text:p>
          </table:table-cell>
          <table:table-cell table:number-columns-repeated="8" office:value-type="float" office:value="3071439" calcext:value-type="float">
            <text:p>3071439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Honduras</text:p>
          </table:table-cell>
          <table:table-cell office:value-type="string" calcext:value-type="string">
            <text:p>HND</text:p>
          </table:table-cell>
          <table:table-cell office:value-type="float" office:value="20079932" calcext:value-type="float">
            <text:p>20079932</text:p>
          </table:table-cell>
          <table:table-cell office:value-type="float" office:value="21371858" calcext:value-type="float">
            <text:p>21371858</text:p>
          </table:table-cell>
          <table:table-cell office:value-type="float" office:value="32745435" calcext:value-type="float">
            <text:p>32745435</text:p>
          </table:table-cell>
          <table:table-cell office:value-type="float" office:value="44056508" calcext:value-type="float">
            <text:p>44056508</text:p>
          </table:table-cell>
          <table:table-cell office:value-type="float" office:value="66796135" calcext:value-type="float">
            <text:p>66796135</text:p>
          </table:table-cell>
          <table:table-cell office:value-type="float" office:value="77705298" calcext:value-type="float">
            <text:p>77705298</text:p>
          </table:table-cell>
          <table:table-cell office:value-type="float" office:value="88430200" calcext:value-type="float">
            <text:p>88430200</text:p>
          </table:table-cell>
          <table:table-cell office:value-type="float" office:value="113687775" calcext:value-type="float">
            <text:p>113687775</text:p>
          </table:table-cell>
          <table:table-cell table:number-columns-repeated="4" office:value-type="float" office:value="138387303" calcext:value-type="float">
            <text:p>138387303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Jamaica</text:p>
          </table:table-cell>
          <table:table-cell office:value-type="string" calcext:value-type="string">
            <text:p>JAM</text:p>
          </table:table-cell>
          <table:table-cell office:value-type="float" office:value="1092159" calcext:value-type="float">
            <text:p>1092159</text:p>
          </table:table-cell>
          <table:table-cell office:value-type="float" office:value="1040985" calcext:value-type="float">
            <text:p>1040985</text:p>
          </table:table-cell>
          <table:table-cell office:value-type="float" office:value="1610338" calcext:value-type="float">
            <text:p>1610338</text:p>
          </table:table-cell>
          <table:table-cell office:value-type="float" office:value="2209859" calcext:value-type="float">
            <text:p>2209859</text:p>
          </table:table-cell>
          <table:table-cell office:value-type="float" office:value="3456057" calcext:value-type="float">
            <text:p>3456057</text:p>
          </table:table-cell>
          <table:table-cell office:value-type="float" office:value="4100090" calcext:value-type="float">
            <text:p>4100090</text:p>
          </table:table-cell>
          <table:table-cell office:value-type="float" office:value="4748949" calcext:value-type="float">
            <text:p>4748949</text:p>
          </table:table-cell>
          <table:table-cell office:value-type="float" office:value="6075649" calcext:value-type="float">
            <text:p>6075649</text:p>
          </table:table-cell>
          <table:table-cell office:value-type="float" office:value="7482833" calcext:value-type="float">
            <text:p>7482833</text:p>
          </table:table-cell>
          <table:table-cell office:value-type="float" office:value="8224188" calcext:value-type="float">
            <text:p>8224188</text:p>
          </table:table-cell>
          <table:table-cell office:value-type="float" office:value="8996187" calcext:value-type="float">
            <text:p>8996187</text:p>
          </table:table-cell>
          <table:table-cell office:value-type="float" office:value="10632125" calcext:value-type="float">
            <text:p>1063212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Martinique</text:p>
          </table:table-cell>
          <table:table-cell office:value-type="string" calcext:value-type="string">
            <text:p>MTQ</text:p>
          </table:table-cell>
          <table:table-cell office:value-type="float" office:value="95427" calcext:value-type="float">
            <text:p>95427</text:p>
          </table:table-cell>
          <table:table-cell office:value-type="float" office:value="90818" calcext:value-type="float">
            <text:p>90818</text:p>
          </table:table-cell>
          <table:table-cell office:value-type="float" office:value="138851" calcext:value-type="float">
            <text:p>138851</text:p>
          </table:table-cell>
          <table:table-cell office:value-type="float" office:value="189023" calcext:value-type="float">
            <text:p>189023</text:p>
          </table:table-cell>
          <table:table-cell office:value-type="float" office:value="295590" calcext:value-type="float">
            <text:p>295590</text:p>
          </table:table-cell>
          <table:table-cell office:value-type="float" office:value="351111" calcext:value-type="float">
            <text:p>351111</text:p>
          </table:table-cell>
          <table:table-cell office:value-type="float" office:value="408256" calcext:value-type="float">
            <text:p>408256</text:p>
          </table:table-cell>
          <table:table-cell office:value-type="float" office:value="524618" calcext:value-type="float">
            <text:p>524618</text:p>
          </table:table-cell>
          <table:table-cell office:value-type="float" office:value="644515" calcext:value-type="float">
            <text:p>644515</text:p>
          </table:table-cell>
          <table:table-cell office:value-type="float" office:value="705543" calcext:value-type="float">
            <text:p>705543</text:p>
          </table:table-cell>
          <table:table-cell office:value-type="float" office:value="768290" calcext:value-type="float">
            <text:p>768290</text:p>
          </table:table-cell>
          <table:table-cell office:value-type="float" office:value="900238" calcext:value-type="float">
            <text:p>90023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float" office:value="50008487" calcext:value-type="float">
            <text:p>50008487</text:p>
          </table:table-cell>
          <table:table-cell office:value-type="float" office:value="52821962" calcext:value-type="float">
            <text:p>52821962</text:p>
          </table:table-cell>
          <table:table-cell office:value-type="float" office:value="80300848" calcext:value-type="float">
            <text:p>80300848</text:p>
          </table:table-cell>
          <table:table-cell office:value-type="float" office:value="108572754" calcext:value-type="float">
            <text:p>108572754</text:p>
          </table:table-cell>
          <table:table-cell office:value-type="float" office:value="166636326" calcext:value-type="float">
            <text:p>166636326</text:p>
          </table:table-cell>
          <table:table-cell office:value-type="float" office:value="196237445" calcext:value-type="float">
            <text:p>196237445</text:p>
          </table:table-cell>
          <table:table-cell office:value-type="float" office:value="226237670" calcext:value-type="float">
            <text:p>226237670</text:p>
          </table:table-cell>
          <table:table-cell office:value-type="float" office:value="291829547" calcext:value-type="float">
            <text:p>291829547</text:p>
          </table:table-cell>
          <table:table-cell table:number-columns-repeated="4" office:value-type="float" office:value="295430213" calcext:value-type="float">
            <text:p>295430213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Montserrat</text:p>
          </table:table-cell>
          <table:table-cell office:value-type="string" calcext:value-type="string">
            <text:p>MSR</text:p>
          </table:table-cell>
          <table:table-cell office:value-type="float" office:value="1823" calcext:value-type="float">
            <text:p>1823</text:p>
          </table:table-cell>
          <table:table-cell office:value-type="float" office:value="2109" calcext:value-type="float">
            <text:p>2109</text:p>
          </table:table-cell>
          <table:table-cell office:value-type="float" office:value="3184" calcext:value-type="float">
            <text:p>3184</text:p>
          </table:table-cell>
          <table:table-cell office:value-type="float" office:value="4133" calcext:value-type="float">
            <text:p>4133</text:p>
          </table:table-cell>
          <table:table-cell office:value-type="float" office:value="5961" calcext:value-type="float">
            <text:p>5961</text:p>
          </table:table-cell>
          <table:table-cell office:value-type="float" office:value="6869" calcext:value-type="float">
            <text:p>6869</text:p>
          </table:table-cell>
          <table:table-cell office:value-type="float" office:value="7832" calcext:value-type="float">
            <text:p>7832</text:p>
          </table:table-cell>
          <table:table-cell office:value-type="float" office:value="9827" calcext:value-type="float">
            <text:p>9827</text:p>
          </table:table-cell>
          <table:table-cell office:value-type="float" office:value="11765" calcext:value-type="float">
            <text:p>11765</text:p>
          </table:table-cell>
          <table:table-cell office:value-type="float" office:value="12760" calcext:value-type="float">
            <text:p>12760</text:p>
          </table:table-cell>
          <table:table-cell office:value-type="float" office:value="13785" calcext:value-type="float">
            <text:p>13785</text:p>
          </table:table-cell>
          <table:table-cell office:value-type="float" office:value="15851" calcext:value-type="float">
            <text:p>15851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Nicaragua</text:p>
          </table:table-cell>
          <table:table-cell office:value-type="string" calcext:value-type="string">
            <text:p>NIC</text:p>
          </table:table-cell>
          <table:table-cell office:value-type="float" office:value="38271572" calcext:value-type="float">
            <text:p>38271572</text:p>
          </table:table-cell>
          <table:table-cell office:value-type="float" office:value="44195362" calcext:value-type="float">
            <text:p>44195362</text:p>
          </table:table-cell>
          <table:table-cell office:value-type="float" office:value="66631871" calcext:value-type="float">
            <text:p>66631871</text:p>
          </table:table-cell>
          <table:table-cell office:value-type="float" office:value="89423153" calcext:value-type="float">
            <text:p>89423153</text:p>
          </table:table-cell>
          <table:table-cell office:value-type="float" office:value="135790099" calcext:value-type="float">
            <text:p>135790099</text:p>
          </table:table-cell>
          <table:table-cell office:value-type="float" office:value="172077533" calcext:value-type="float">
            <text:p>172077533</text:p>
          </table:table-cell>
          <table:table-cell table:number-columns-repeated="6" office:value-type="float" office:value="181711536" calcext:value-type="float">
            <text:p>181711536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Panama</text:p>
          </table:table-cell>
          <table:table-cell office:value-type="string" calcext:value-type="string">
            <text:p>PAN</text:p>
          </table:table-cell>
          <table:table-cell office:value-type="float" office:value="7662464" calcext:value-type="float">
            <text:p>7662464</text:p>
          </table:table-cell>
          <table:table-cell office:value-type="float" office:value="7879901" calcext:value-type="float">
            <text:p>7879901</text:p>
          </table:table-cell>
          <table:table-cell office:value-type="float" office:value="11895916" calcext:value-type="float">
            <text:p>11895916</text:p>
          </table:table-cell>
          <table:table-cell office:value-type="float" office:value="15983962" calcext:value-type="float">
            <text:p>15983962</text:p>
          </table:table-cell>
          <table:table-cell office:value-type="float" office:value="24702712" calcext:value-type="float">
            <text:p>24702712</text:p>
          </table:table-cell>
          <table:table-cell office:value-type="float" office:value="29392797" calcext:value-type="float">
            <text:p>29392797</text:p>
          </table:table-cell>
          <table:table-cell office:value-type="float" office:value="34299957" calcext:value-type="float">
            <text:p>34299957</text:p>
          </table:table-cell>
          <table:table-cell office:value-type="float" office:value="44633617" calcext:value-type="float">
            <text:p>44633617</text:p>
          </table:table-cell>
          <table:table-cell office:value-type="float" office:value="55547512" calcext:value-type="float">
            <text:p>55547512</text:p>
          </table:table-cell>
          <table:table-cell office:value-type="float" office:value="61220018" calcext:value-type="float">
            <text:p>61220018</text:p>
          </table:table-cell>
          <table:table-cell office:value-type="float" office:value="67052999" calcext:value-type="float">
            <text:p>67052999</text:p>
          </table:table-cell>
          <table:table-cell office:value-type="float" office:value="79297446" calcext:value-type="float">
            <text:p>79297446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Paraguay</text:p>
          </table:table-cell>
          <table:table-cell office:value-type="string" calcext:value-type="string">
            <text:p>PRY</text:p>
          </table:table-cell>
          <table:table-cell office:value-type="float" office:value="24437209" calcext:value-type="float">
            <text:p>24437209</text:p>
          </table:table-cell>
          <table:table-cell office:value-type="float" office:value="24144366" calcext:value-type="float">
            <text:p>24144366</text:p>
          </table:table-cell>
          <table:table-cell office:value-type="float" office:value="35162050" calcext:value-type="float">
            <text:p>35162050</text:p>
          </table:table-cell>
          <table:table-cell office:value-type="float" office:value="45755033" calcext:value-type="float">
            <text:p>45755033</text:p>
          </table:table-cell>
          <table:table-cell table:number-columns-repeated="8" office:value-type="float" office:value="62616725" calcext:value-type="float">
            <text:p>6261672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float" office:value="143760079" calcext:value-type="float">
            <text:p>143760079</text:p>
          </table:table-cell>
          <table:table-cell office:value-type="float" office:value="142935748" calcext:value-type="float">
            <text:p>142935748</text:p>
          </table:table-cell>
          <table:table-cell office:value-type="float" office:value="216461165" calcext:value-type="float">
            <text:p>216461165</text:p>
          </table:table-cell>
          <table:table-cell office:value-type="float" office:value="291512086" calcext:value-type="float">
            <text:p>291512086</text:p>
          </table:table-cell>
          <table:table-cell office:value-type="float" office:value="443377729" calcext:value-type="float">
            <text:p>443377729</text:p>
          </table:table-cell>
          <table:table-cell office:value-type="float" office:value="520046249" calcext:value-type="float">
            <text:p>520046249</text:p>
          </table:table-cell>
          <table:table-cell office:value-type="float" office:value="597020331" calcext:value-type="float">
            <text:p>597020331</text:p>
          </table:table-cell>
          <table:table-cell office:value-type="float" office:value="750389057" calcext:value-type="float">
            <text:p>750389057</text:p>
          </table:table-cell>
          <table:table-cell office:value-type="float" office:value="902949803" calcext:value-type="float">
            <text:p>902949803</text:p>
          </table:table-cell>
          <table:table-cell office:value-type="float" office:value="979001881" calcext:value-type="float">
            <text:p>979001881</text:p>
          </table:table-cell>
          <table:table-cell office:value-type="float" office:value="1054833935" calcext:value-type="float">
            <text:p>1054833935</text:p>
          </table:table-cell>
          <table:table-cell office:value-type="float" office:value="1206302291" calcext:value-type="float">
            <text:p>1206302291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Puerto Rico</text:p>
          </table:table-cell>
          <table:table-cell office:value-type="string" calcext:value-type="string">
            <text:p>PRI</text:p>
          </table:table-cell>
          <table:table-cell office:value-type="float" office:value="1562220" calcext:value-type="float">
            <text:p>1562220</text:p>
          </table:table-cell>
          <table:table-cell office:value-type="float" office:value="1212154" calcext:value-type="float">
            <text:p>1212154</text:p>
          </table:table-cell>
          <table:table-cell office:value-type="float" office:value="2019804" calcext:value-type="float">
            <text:p>2019804</text:p>
          </table:table-cell>
          <table:table-cell office:value-type="float" office:value="2908119" calcext:value-type="float">
            <text:p>2908119</text:p>
          </table:table-cell>
          <table:table-cell office:value-type="float" office:value="4869505" calcext:value-type="float">
            <text:p>4869505</text:p>
          </table:table-cell>
          <table:table-cell office:value-type="float" office:value="5937526" calcext:value-type="float">
            <text:p>5937526</text:p>
          </table:table-cell>
          <table:table-cell office:value-type="float" office:value="7074567" calcext:value-type="float">
            <text:p>7074567</text:p>
          </table:table-cell>
          <table:table-cell office:value-type="float" office:value="9561381" calcext:value-type="float">
            <text:p>9561381</text:p>
          </table:table-cell>
          <table:table-cell office:value-type="float" office:value="12338083" calcext:value-type="float">
            <text:p>12338083</text:p>
          </table:table-cell>
          <table:table-cell office:value-type="float" office:value="13869000" calcext:value-type="float">
            <text:p>13869000</text:p>
          </table:table-cell>
          <table:table-cell table:number-columns-repeated="2" office:value-type="float" office:value="14899378" calcext:value-type="float">
            <text:p>1489937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Saint Kitts and N.</text:p>
          </table:table-cell>
          <table:table-cell office:value-type="string" calcext:value-type="string">
            <text:p>KNA</text:p>
          </table:table-cell>
          <table:table-cell office:value-type="float" office:value="7816" calcext:value-type="float">
            <text:p>7816</text:p>
          </table:table-cell>
          <table:table-cell office:value-type="float" office:value="5460" calcext:value-type="float">
            <text:p>5460</text:p>
          </table:table-cell>
          <table:table-cell office:value-type="float" office:value="10117" calcext:value-type="float">
            <text:p>10117</text:p>
          </table:table-cell>
          <table:table-cell office:value-type="float" office:value="14759" calcext:value-type="float">
            <text:p>14759</text:p>
          </table:table-cell>
          <table:table-cell office:value-type="float" office:value="24574" calcext:value-type="float">
            <text:p>24574</text:p>
          </table:table-cell>
          <table:table-cell office:value-type="float" office:value="29492" calcext:value-type="float">
            <text:p>29492</text:p>
          </table:table-cell>
          <table:table-cell office:value-type="float" office:value="34538" calcext:value-type="float">
            <text:p>34538</text:p>
          </table:table-cell>
          <table:table-cell office:value-type="float" office:value="44708" calcext:value-type="float">
            <text:p>44708</text:p>
          </table:table-cell>
          <table:table-cell office:value-type="float" office:value="55406" calcext:value-type="float">
            <text:p>55406</text:p>
          </table:table-cell>
          <table:table-cell office:value-type="float" office:value="60852" calcext:value-type="float">
            <text:p>60852</text:p>
          </table:table-cell>
          <table:table-cell office:value-type="float" office:value="66302" calcext:value-type="float">
            <text:p>66302</text:p>
          </table:table-cell>
          <table:table-cell office:value-type="float" office:value="77589" calcext:value-type="float">
            <text:p>77589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Saint Lucia</text:p>
          </table:table-cell>
          <table:table-cell office:value-type="string" calcext:value-type="string">
            <text:p>LCA</text:p>
          </table:table-cell>
          <table:table-cell office:value-type="float" office:value="60861" calcext:value-type="float">
            <text:p>60861</text:p>
          </table:table-cell>
          <table:table-cell office:value-type="float" office:value="65212" calcext:value-type="float">
            <text:p>65212</text:p>
          </table:table-cell>
          <table:table-cell office:value-type="float" office:value="98020" calcext:value-type="float">
            <text:p>98020</text:p>
          </table:table-cell>
          <table:table-cell office:value-type="float" office:value="132623" calcext:value-type="float">
            <text:p>132623</text:p>
          </table:table-cell>
          <table:table-cell office:value-type="float" office:value="201570" calcext:value-type="float">
            <text:p>201570</text:p>
          </table:table-cell>
          <table:table-cell office:value-type="float" office:value="237610" calcext:value-type="float">
            <text:p>237610</text:p>
          </table:table-cell>
          <table:table-cell office:value-type="float" office:value="275440" calcext:value-type="float">
            <text:p>275440</text:p>
          </table:table-cell>
          <table:table-cell office:value-type="float" office:value="353847" calcext:value-type="float">
            <text:p>353847</text:p>
          </table:table-cell>
          <table:table-cell office:value-type="float" office:value="435983" calcext:value-type="float">
            <text:p>435983</text:p>
          </table:table-cell>
          <table:table-cell office:value-type="float" office:value="478387" calcext:value-type="float">
            <text:p>478387</text:p>
          </table:table-cell>
          <table:table-cell office:value-type="float" office:value="522219" calcext:value-type="float">
            <text:p>522219</text:p>
          </table:table-cell>
          <table:table-cell office:value-type="float" office:value="615131" calcext:value-type="float">
            <text:p>615131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Saint Martin</text:p>
          </table:table-cell>
          <table:table-cell office:value-type="string" calcext:value-type="string">
            <text:p>MAF</text:p>
          </table:table-cell>
          <table:table-cell office:value-type="float" office:value="4766" calcext:value-type="float">
            <text:p>4766</text:p>
          </table:table-cell>
          <table:table-cell table:number-columns-repeated="11" office:value-type="float" office:value="4524" calcext:value-type="float">
            <text:p>452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Saint Vincent</text:p>
          </table:table-cell>
          <table:table-cell office:value-type="string" calcext:value-type="string">
            <text:p>VCT</text:p>
          </table:table-cell>
          <table:table-cell office:value-type="float" office:value="13706" calcext:value-type="float">
            <text:p>13706</text:p>
          </table:table-cell>
          <table:table-cell office:value-type="float" office:value="9829" calcext:value-type="float">
            <text:p>9829</text:p>
          </table:table-cell>
          <table:table-cell office:value-type="float" office:value="16878" calcext:value-type="float">
            <text:p>16878</text:p>
          </table:table-cell>
          <table:table-cell office:value-type="float" office:value="24195" calcext:value-type="float">
            <text:p>24195</text:p>
          </table:table-cell>
          <table:table-cell office:value-type="float" office:value="39284" calcext:value-type="float">
            <text:p>39284</text:p>
          </table:table-cell>
          <table:table-cell office:value-type="float" office:value="47615" calcext:value-type="float">
            <text:p>47615</text:p>
          </table:table-cell>
          <table:table-cell office:value-type="float" office:value="56480" calcext:value-type="float">
            <text:p>56480</text:p>
          </table:table-cell>
          <table:table-cell office:value-type="float" office:value="75628" calcext:value-type="float">
            <text:p>75628</text:p>
          </table:table-cell>
          <table:table-cell office:value-type="float" office:value="96818" calcext:value-type="float">
            <text:p>96818</text:p>
          </table:table-cell>
          <table:table-cell office:value-type="float" office:value="108244" calcext:value-type="float">
            <text:p>108244</text:p>
          </table:table-cell>
          <table:table-cell office:value-type="float" office:value="119752" calcext:value-type="float">
            <text:p>119752</text:p>
          </table:table-cell>
          <table:table-cell office:value-type="float" office:value="143726" calcext:value-type="float">
            <text:p>143726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Sint Maarten</text:p>
          </table:table-cell>
          <table:table-cell office:value-type="string" calcext:value-type="string">
            <text:p>SXM</text:p>
          </table:table-cell>
          <table:table-cell office:value-type="float" office:value="742" calcext:value-type="float">
            <text:p>742</text:p>
          </table:table-cell>
          <table:table-cell table:number-columns-repeated="11" office:value-type="float" office:value="957" calcext:value-type="float">
            <text:p>957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Suriname</text:p>
          </table:table-cell>
          <table:table-cell office:value-type="string" calcext:value-type="string">
            <text:p>SUR</text:p>
          </table:table-cell>
          <table:table-cell office:value-type="float" office:value="13660190" calcext:value-type="float">
            <text:p>13660190</text:p>
          </table:table-cell>
          <table:table-cell office:value-type="float" office:value="16921694" calcext:value-type="float">
            <text:p>16921694</text:p>
          </table:table-cell>
          <table:table-cell office:value-type="float" office:value="24758119" calcext:value-type="float">
            <text:p>24758119</text:p>
          </table:table-cell>
          <table:table-cell office:value-type="float" office:value="31792240" calcext:value-type="float">
            <text:p>31792240</text:p>
          </table:table-cell>
          <table:table-cell office:value-type="float" office:value="46065894" calcext:value-type="float">
            <text:p>46065894</text:p>
          </table:table-cell>
          <table:table-cell office:value-type="float" office:value="53233467" calcext:value-type="float">
            <text:p>53233467</text:p>
          </table:table-cell>
          <table:table-cell office:value-type="float" office:value="60582321" calcext:value-type="float">
            <text:p>60582321</text:p>
          </table:table-cell>
          <table:table-cell office:value-type="float" office:value="75393285" calcext:value-type="float">
            <text:p>75393285</text:p>
          </table:table-cell>
          <table:table-cell office:value-type="float" office:value="89993518" calcext:value-type="float">
            <text:p>89993518</text:p>
          </table:table-cell>
          <table:table-cell office:value-type="float" office:value="97256265" calcext:value-type="float">
            <text:p>97256265</text:p>
          </table:table-cell>
          <table:table-cell office:value-type="float" office:value="104538327" calcext:value-type="float">
            <text:p>104538327</text:p>
          </table:table-cell>
          <table:table-cell office:value-type="float" office:value="119111451" calcext:value-type="float">
            <text:p>119111451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Trinidad and Tobago</text:p>
          </table:table-cell>
          <table:table-cell office:value-type="string" calcext:value-type="string">
            <text:p>TTO</text:p>
          </table:table-cell>
          <table:table-cell office:value-type="float" office:value="682276" calcext:value-type="float">
            <text:p>682276</text:p>
          </table:table-cell>
          <table:table-cell office:value-type="float" office:value="669816" calcext:value-type="float">
            <text:p>669816</text:p>
          </table:table-cell>
          <table:table-cell office:value-type="float" office:value="1045331" calcext:value-type="float">
            <text:p>1045331</text:p>
          </table:table-cell>
          <table:table-cell office:value-type="float" office:value="1441235" calcext:value-type="float">
            <text:p>1441235</text:p>
          </table:table-cell>
          <table:table-cell office:value-type="float" office:value="2285767" calcext:value-type="float">
            <text:p>2285767</text:p>
          </table:table-cell>
          <table:table-cell office:value-type="float" office:value="2732599" calcext:value-type="float">
            <text:p>2732599</text:p>
          </table:table-cell>
          <table:table-cell office:value-type="float" office:value="3192097" calcext:value-type="float">
            <text:p>3192097</text:p>
          </table:table-cell>
          <table:table-cell office:value-type="float" office:value="4153015" calcext:value-type="float">
            <text:p>4153015</text:p>
          </table:table-cell>
          <table:table-cell office:value-type="float" office:value="5170779" calcext:value-type="float">
            <text:p>5170779</text:p>
          </table:table-cell>
          <table:table-cell office:value-type="float" office:value="5706093" calcext:value-type="float">
            <text:p>5706093</text:p>
          </table:table-cell>
          <table:table-cell office:value-type="float" office:value="6260997" calcext:value-type="float">
            <text:p>6260997</text:p>
          </table:table-cell>
          <table:table-cell office:value-type="float" office:value="7455366" calcext:value-type="float">
            <text:p>7455366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float" office:value="99760267" calcext:value-type="float">
            <text:p>99760267</text:p>
          </table:table-cell>
          <table:table-cell office:value-type="float" office:value="97970600" calcext:value-type="float">
            <text:p>97970600</text:p>
          </table:table-cell>
          <table:table-cell office:value-type="float" office:value="155224918" calcext:value-type="float">
            <text:p>155224918</text:p>
          </table:table-cell>
          <table:table-cell office:value-type="float" office:value="214596607" calcext:value-type="float">
            <text:p>214596607</text:p>
          </table:table-cell>
          <table:table-cell office:value-type="float" office:value="341395665" calcext:value-type="float">
            <text:p>341395665</text:p>
          </table:table-cell>
          <table:table-cell office:value-type="float" office:value="409379882" calcext:value-type="float">
            <text:p>409379882</text:p>
          </table:table-cell>
          <table:table-cell office:value-type="float" office:value="479878466" calcext:value-type="float">
            <text:p>479878466</text:p>
          </table:table-cell>
          <table:table-cell office:value-type="float" office:value="626607446" calcext:value-type="float">
            <text:p>626607446</text:p>
          </table:table-cell>
          <table:table-cell office:value-type="float" office:value="781171311" calcext:value-type="float">
            <text:p>781171311</text:p>
          </table:table-cell>
          <table:table-cell office:value-type="float" office:value="861036728" calcext:value-type="float">
            <text:p>861036728</text:p>
          </table:table-cell>
          <table:table-cell office:value-type="float" office:value="942494215" calcext:value-type="float">
            <text:p>942494215</text:p>
          </table:table-cell>
          <table:table-cell office:value-type="float" office:value="1109570796" calcext:value-type="float">
            <text:p>1109570796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Virgin Isl. UK</text:p>
          </table:table-cell>
          <table:table-cell office:value-type="string" calcext:value-type="string">
            <text:p>VGB</text:p>
          </table:table-cell>
          <table:table-cell office:value-type="float" office:value="21283" calcext:value-type="float">
            <text:p>21283</text:p>
          </table:table-cell>
          <table:table-cell office:value-type="float" office:value="30471" calcext:value-type="float">
            <text:p>30471</text:p>
          </table:table-cell>
          <table:table-cell office:value-type="float" office:value="51221" calcext:value-type="float">
            <text:p>51221</text:p>
          </table:table-cell>
          <table:table-cell table:number-columns-repeated="9" office:value-type="float" office:value="64698" calcext:value-type="float">
            <text:p>6469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Virgin Isl. US</text:p>
          </table:table-cell>
          <table:table-cell office:value-type="string" calcext:value-type="string">
            <text:p>VIR</text:p>
          </table:table-cell>
          <table:table-cell office:value-type="float" office:value="54206" calcext:value-type="float">
            <text:p>54206</text:p>
          </table:table-cell>
          <table:table-cell office:value-type="float" office:value="79919" calcext:value-type="float">
            <text:p>79919</text:p>
          </table:table-cell>
          <table:table-cell office:value-type="float" office:value="107361" calcext:value-type="float">
            <text:p>107361</text:p>
          </table:table-cell>
          <table:table-cell office:value-type="float" office:value="134909" calcext:value-type="float">
            <text:p>134909</text:p>
          </table:table-cell>
          <table:table-cell office:value-type="float" office:value="186056" calcext:value-type="float">
            <text:p>186056</text:p>
          </table:table-cell>
          <table:table-cell office:value-type="float" office:value="218572" calcext:value-type="float">
            <text:p>218572</text:p>
          </table:table-cell>
          <table:table-cell table:number-columns-repeated="6" office:value-type="float" office:value="227890" calcext:value-type="float">
            <text:p>227890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Angola</text:p>
          </table:table-cell>
          <table:table-cell office:value-type="string" calcext:value-type="string">
            <text:p>AGO</text:p>
          </table:table-cell>
          <table:table-cell office:value-type="float" office:value="43426018" calcext:value-type="float">
            <text:p>43426018</text:p>
          </table:table-cell>
          <table:table-cell office:value-type="float" office:value="48956418" calcext:value-type="float">
            <text:p>48956418</text:p>
          </table:table-cell>
          <table:table-cell office:value-type="float" office:value="72888280" calcext:value-type="float">
            <text:p>72888280</text:p>
          </table:table-cell>
          <table:table-cell office:value-type="float" office:value="97154646" calcext:value-type="float">
            <text:p>97154646</text:p>
          </table:table-cell>
          <table:table-cell office:value-type="float" office:value="148562973" calcext:value-type="float">
            <text:p>148562973</text:p>
          </table:table-cell>
          <table:table-cell office:value-type="float" office:value="175695076" calcext:value-type="float">
            <text:p>175695076</text:p>
          </table:table-cell>
          <table:table-cell office:value-type="float" office:value="202786924" calcext:value-type="float">
            <text:p>202786924</text:p>
          </table:table-cell>
          <table:table-cell office:value-type="float" office:value="256726635" calcext:value-type="float">
            <text:p>256726635</text:p>
          </table:table-cell>
          <table:table-cell office:value-type="float" office:value="344002725" calcext:value-type="float">
            <text:p>344002725</text:p>
          </table:table-cell>
          <table:table-cell table:number-columns-repeated="3" office:value-type="float" office:value="368734395" calcext:value-type="float">
            <text:p>368734395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Benin</text:p>
          </table:table-cell>
          <table:table-cell office:value-type="string" calcext:value-type="string">
            <text:p>BEN</text:p>
          </table:table-cell>
          <table:table-cell office:value-type="float" office:value="66413" calcext:value-type="float">
            <text:p>66413</text:p>
          </table:table-cell>
          <table:table-cell office:value-type="float" office:value="73902" calcext:value-type="float">
            <text:p>73902</text:p>
          </table:table-cell>
          <table:table-cell office:value-type="float" office:value="109488" calcext:value-type="float">
            <text:p>109488</text:p>
          </table:table-cell>
          <table:table-cell office:value-type="float" office:value="152970" calcext:value-type="float">
            <text:p>152970</text:p>
          </table:table-cell>
          <table:table-cell table:number-columns-repeated="8" office:value-type="float" office:value="170769" calcext:value-type="float">
            <text:p>170769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Burundi</text:p>
          </table:table-cell>
          <table:table-cell office:value-type="string" calcext:value-type="string">
            <text:p>BDI</text:p>
          </table:table-cell>
          <table:table-cell office:value-type="float" office:value="240781" calcext:value-type="float">
            <text:p>240781</text:p>
          </table:table-cell>
          <table:table-cell office:value-type="float" office:value="300387" calcext:value-type="float">
            <text:p>300387</text:p>
          </table:table-cell>
          <table:table-cell office:value-type="float" office:value="594280" calcext:value-type="float">
            <text:p>594280</text:p>
          </table:table-cell>
          <table:table-cell office:value-type="float" office:value="924945" calcext:value-type="float">
            <text:p>924945</text:p>
          </table:table-cell>
          <table:table-cell office:value-type="float" office:value="1730114" calcext:value-type="float">
            <text:p>1730114</text:p>
          </table:table-cell>
          <table:table-cell office:value-type="float" office:value="2225276" calcext:value-type="float">
            <text:p>2225276</text:p>
          </table:table-cell>
          <table:table-cell office:value-type="float" office:value="2797253" calcext:value-type="float">
            <text:p>2797253</text:p>
          </table:table-cell>
          <table:table-cell office:value-type="float" office:value="3843540" calcext:value-type="float">
            <text:p>3843540</text:p>
          </table:table-cell>
          <table:table-cell table:number-columns-repeated="4" office:value-type="float" office:value="4778976" calcext:value-type="float">
            <text:p>4778976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Cameroon</text:p>
          </table:table-cell>
          <table:table-cell office:value-type="string" calcext:value-type="string">
            <text:p>CMR</text:p>
          </table:table-cell>
          <table:table-cell office:value-type="float" office:value="56192438" calcext:value-type="float">
            <text:p>56192438</text:p>
          </table:table-cell>
          <table:table-cell office:value-type="float" office:value="46649334" calcext:value-type="float">
            <text:p>46649334</text:p>
          </table:table-cell>
          <table:table-cell office:value-type="float" office:value="73284330" calcext:value-type="float">
            <text:p>73284330</text:p>
          </table:table-cell>
          <table:table-cell office:value-type="float" office:value="103883342" calcext:value-type="float">
            <text:p>103883342</text:p>
          </table:table-cell>
          <table:table-cell office:value-type="float" office:value="170743756" calcext:value-type="float">
            <text:p>170743756</text:p>
          </table:table-cell>
          <table:table-cell office:value-type="float" office:value="206665666" calcext:value-type="float">
            <text:p>206665666</text:p>
          </table:table-cell>
          <table:table-cell office:value-type="float" office:value="244503115" calcext:value-type="float">
            <text:p>244503115</text:p>
          </table:table-cell>
          <table:table-cell office:value-type="float" office:value="324507257" calcext:value-type="float">
            <text:p>324507257</text:p>
          </table:table-cell>
          <table:table-cell office:value-type="float" office:value="408857407" calcext:value-type="float">
            <text:p>408857407</text:p>
          </table:table-cell>
          <table:table-cell office:value-type="float" office:value="452705917" calcext:value-type="float">
            <text:p>452705917</text:p>
          </table:table-cell>
          <table:table-cell office:value-type="float" office:value="497531904" calcext:value-type="float">
            <text:p>497531904</text:p>
          </table:table-cell>
          <table:table-cell office:value-type="float" office:value="589883202" calcext:value-type="float">
            <text:p>589883202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CAR</text:p>
          </table:table-cell>
          <table:table-cell office:value-type="string" calcext:value-type="string">
            <text:p>CAF</text:p>
          </table:table-cell>
          <table:table-cell office:value-type="float" office:value="24709719" calcext:value-type="float">
            <text:p>24709719</text:p>
          </table:table-cell>
          <table:table-cell office:value-type="float" office:value="30557686" calcext:value-type="float">
            <text:p>30557686</text:p>
          </table:table-cell>
          <table:table-cell office:value-type="float" office:value="44117285" calcext:value-type="float">
            <text:p>44117285</text:p>
          </table:table-cell>
          <table:table-cell office:value-type="float" office:value="57821955" calcext:value-type="float">
            <text:p>57821955</text:p>
          </table:table-cell>
          <table:table-cell office:value-type="float" office:value="87057786" calcext:value-type="float">
            <text:p>87057786</text:p>
          </table:table-cell>
          <table:table-cell office:value-type="float" office:value="102195060" calcext:value-type="float">
            <text:p>102195060</text:p>
          </table:table-cell>
          <table:table-cell office:value-type="float" office:value="117651091" calcext:value-type="float">
            <text:p>117651091</text:p>
          </table:table-cell>
          <table:table-cell office:value-type="float" office:value="150677614" calcext:value-type="float">
            <text:p>150677614</text:p>
          </table:table-cell>
          <table:table-cell office:value-type="float" office:value="187149866" calcext:value-type="float">
            <text:p>187149866</text:p>
          </table:table-cell>
          <table:table-cell office:value-type="float" office:value="206847695" calcext:value-type="float">
            <text:p>206847695</text:p>
          </table:table-cell>
          <table:table-cell office:value-type="float" office:value="227626166" calcext:value-type="float">
            <text:p>227626166</text:p>
          </table:table-cell>
          <table:table-cell office:value-type="float" office:value="272626394" calcext:value-type="float">
            <text:p>272626394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Comoros</text:p>
          </table:table-cell>
          <table:table-cell office:value-type="string" calcext:value-type="string">
            <text:p>COM</text:p>
          </table:table-cell>
          <table:table-cell office:value-type="float" office:value="136850" calcext:value-type="float">
            <text:p>136850</text:p>
          </table:table-cell>
          <table:table-cell office:value-type="float" office:value="150391" calcext:value-type="float">
            <text:p>150391</text:p>
          </table:table-cell>
          <table:table-cell office:value-type="float" office:value="229610" calcext:value-type="float">
            <text:p>229610</text:p>
          </table:table-cell>
          <table:table-cell office:value-type="float" office:value="308292" calcext:value-type="float">
            <text:p>308292</text:p>
          </table:table-cell>
          <table:table-cell office:value-type="float" office:value="490469" calcext:value-type="float">
            <text:p>490469</text:p>
          </table:table-cell>
          <table:table-cell office:value-type="float" office:value="607352" calcext:value-type="float">
            <text:p>607352</text:p>
          </table:table-cell>
          <table:table-cell office:value-type="float" office:value="725385" calcext:value-type="float">
            <text:p>725385</text:p>
          </table:table-cell>
          <table:table-cell office:value-type="float" office:value="982820" calcext:value-type="float">
            <text:p>982820</text:p>
          </table:table-cell>
          <table:table-cell office:value-type="float" office:value="1230789" calcext:value-type="float">
            <text:p>1230789</text:p>
          </table:table-cell>
          <table:table-cell office:value-type="float" office:value="1369702" calcext:value-type="float">
            <text:p>1369702</text:p>
          </table:table-cell>
          <table:table-cell office:value-type="float" office:value="1520831" calcext:value-type="float">
            <text:p>1520831</text:p>
          </table:table-cell>
          <table:table-cell office:value-type="float" office:value="1826466" calcext:value-type="float">
            <text:p>1826466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Congo</text:p>
          </table:table-cell>
          <table:table-cell office:value-type="string" calcext:value-type="string">
            <text:p>COG</text:p>
          </table:table-cell>
          <table:table-cell office:value-type="float" office:value="27783012" calcext:value-type="float">
            <text:p>27783012</text:p>
          </table:table-cell>
          <table:table-cell office:value-type="float" office:value="43990997" calcext:value-type="float">
            <text:p>43990997</text:p>
          </table:table-cell>
          <table:table-cell office:value-type="float" office:value="61890949" calcext:value-type="float">
            <text:p>61890949</text:p>
          </table:table-cell>
          <table:table-cell office:value-type="float" office:value="83457604" calcext:value-type="float">
            <text:p>83457604</text:p>
          </table:table-cell>
          <table:table-cell office:value-type="float" office:value="130634120" calcext:value-type="float">
            <text:p>130634120</text:p>
          </table:table-cell>
          <table:table-cell office:value-type="float" office:value="156972819" calcext:value-type="float">
            <text:p>156972819</text:p>
          </table:table-cell>
          <table:table-cell office:value-type="float" office:value="184765022" calcext:value-type="float">
            <text:p>184765022</text:p>
          </table:table-cell>
          <table:table-cell office:value-type="float" office:value="245148491" calcext:value-type="float">
            <text:p>245148491</text:p>
          </table:table-cell>
          <table:table-cell office:value-type="float" office:value="309011185" calcext:value-type="float">
            <text:p>309011185</text:p>
          </table:table-cell>
          <table:table-cell office:value-type="float" office:value="342368951" calcext:value-type="float">
            <text:p>342368951</text:p>
          </table:table-cell>
          <table:table-cell office:value-type="float" office:value="377148209" calcext:value-type="float">
            <text:p>377148209</text:p>
          </table:table-cell>
          <table:table-cell office:value-type="float" office:value="453101577" calcext:value-type="float">
            <text:p>453101577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float" office:value="592136522" calcext:value-type="float">
            <text:p>592136522</text:p>
          </table:table-cell>
          <table:table-cell office:value-type="float" office:value="653017919" calcext:value-type="float">
            <text:p>653017919</text:p>
          </table:table-cell>
          <table:table-cell office:value-type="float" office:value="1041321774" calcext:value-type="float">
            <text:p>1041321774</text:p>
          </table:table-cell>
          <table:table-cell office:value-type="float" office:value="1455501042" calcext:value-type="float">
            <text:p>1455501042</text:p>
          </table:table-cell>
          <table:table-cell office:value-type="float" office:value="2344027110" calcext:value-type="float">
            <text:p>2344027110</text:p>
          </table:table-cell>
          <table:table-cell office:value-type="float" office:value="2813435780" calcext:value-type="float">
            <text:p>2813435780</text:p>
          </table:table-cell>
          <table:table-cell office:value-type="float" office:value="3300764070" calcext:value-type="float">
            <text:p>3300764070</text:p>
          </table:table-cell>
          <table:table-cell office:value-type="float" office:value="4350534229" calcext:value-type="float">
            <text:p>4350534229</text:p>
          </table:table-cell>
          <table:table-cell office:value-type="float" office:value="5510506396" calcext:value-type="float">
            <text:p>5510506396</text:p>
          </table:table-cell>
          <table:table-cell office:value-type="float" office:value="6133013311" calcext:value-type="float">
            <text:p>6133013311</text:p>
          </table:table-cell>
          <table:table-cell office:value-type="float" office:value="6774799693" calcext:value-type="float">
            <text:p>6774799693</text:p>
          </table:table-cell>
          <table:table-cell office:value-type="float" office:value="8090245840" calcext:value-type="float">
            <text:p>8090245840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Eq. Guinea</text:p>
          </table:table-cell>
          <table:table-cell office:value-type="string" calcext:value-type="string">
            <text:p>GNQ</text:p>
          </table:table-cell>
          <table:table-cell office:value-type="float" office:value="3423864" calcext:value-type="float">
            <text:p>3423864</text:p>
          </table:table-cell>
          <table:table-cell office:value-type="float" office:value="3627432" calcext:value-type="float">
            <text:p>3627432</text:p>
          </table:table-cell>
          <table:table-cell office:value-type="float" office:value="5663499" calcext:value-type="float">
            <text:p>5663499</text:p>
          </table:table-cell>
          <table:table-cell office:value-type="float" office:value="7685787" calcext:value-type="float">
            <text:p>7685787</text:p>
          </table:table-cell>
          <table:table-cell office:value-type="float" office:value="11856288" calcext:value-type="float">
            <text:p>11856288</text:p>
          </table:table-cell>
          <table:table-cell office:value-type="float" office:value="14025408" calcext:value-type="float">
            <text:p>14025408</text:p>
          </table:table-cell>
          <table:table-cell office:value-type="float" office:value="16250238" calcext:value-type="float">
            <text:p>16250238</text:p>
          </table:table-cell>
          <table:table-cell office:value-type="float" office:value="20800619" calcext:value-type="float">
            <text:p>20800619</text:p>
          </table:table-cell>
          <table:table-cell office:value-type="float" office:value="25449531" calcext:value-type="float">
            <text:p>25449531</text:p>
          </table:table-cell>
          <table:table-cell office:value-type="float" office:value="27799229" calcext:value-type="float">
            <text:p>27799229</text:p>
          </table:table-cell>
          <table:table-cell office:value-type="float" office:value="30163766" calcext:value-type="float">
            <text:p>30163766</text:p>
          </table:table-cell>
          <table:table-cell office:value-type="float" office:value="34938991" calcext:value-type="float">
            <text:p>34938991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Ethiopia</text:p>
          </table:table-cell>
          <table:table-cell office:value-type="string" calcext:value-type="string">
            <text:p>ETH</text:p>
          </table:table-cell>
          <table:table-cell office:value-type="float" office:value="38424013" calcext:value-type="float">
            <text:p>38424013</text:p>
          </table:table-cell>
          <table:table-cell office:value-type="float" office:value="52681276" calcext:value-type="float">
            <text:p>52681276</text:p>
          </table:table-cell>
          <table:table-cell office:value-type="float" office:value="83798547" calcext:value-type="float">
            <text:p>83798547</text:p>
          </table:table-cell>
          <table:table-cell office:value-type="float" office:value="118853509" calcext:value-type="float">
            <text:p>118853509</text:p>
          </table:table-cell>
          <table:table-cell table:number-columns-repeated="8" office:value-type="float" office:value="199649100" calcext:value-type="float">
            <text:p>199649100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Gabon</text:p>
          </table:table-cell>
          <table:table-cell office:value-type="string" calcext:value-type="string">
            <text:p>GAB</text:p>
          </table:table-cell>
          <table:table-cell office:value-type="float" office:value="12046605" calcext:value-type="float">
            <text:p>12046605</text:p>
          </table:table-cell>
          <table:table-cell office:value-type="float" office:value="13145072" calcext:value-type="float">
            <text:p>13145072</text:p>
          </table:table-cell>
          <table:table-cell office:value-type="float" office:value="18421570" calcext:value-type="float">
            <text:p>18421570</text:p>
          </table:table-cell>
          <table:table-cell office:value-type="float" office:value="23947752" calcext:value-type="float">
            <text:p>23947752</text:p>
          </table:table-cell>
          <table:table-cell office:value-type="float" office:value="35625487" calcext:value-type="float">
            <text:p>35625487</text:p>
          </table:table-cell>
          <table:table-cell office:value-type="float" office:value="41709159" calcext:value-type="float">
            <text:p>41709159</text:p>
          </table:table-cell>
          <table:table-cell office:value-type="float" office:value="48023976" calcext:value-type="float">
            <text:p>48023976</text:p>
          </table:table-cell>
          <table:table-cell office:value-type="float" office:value="61179018" calcext:value-type="float">
            <text:p>61179018</text:p>
          </table:table-cell>
          <table:table-cell office:value-type="float" office:value="74962983" calcext:value-type="float">
            <text:p>74962983</text:p>
          </table:table-cell>
          <table:table-cell office:value-type="float" office:value="82043617" calcext:value-type="float">
            <text:p>82043617</text:p>
          </table:table-cell>
          <table:table-cell office:value-type="float" office:value="89184750" calcext:value-type="float">
            <text:p>89184750</text:p>
          </table:table-cell>
          <table:table-cell office:value-type="float" office:value="103795628" calcext:value-type="float">
            <text:p>103795628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Gambia</text:p>
          </table:table-cell>
          <table:table-cell office:value-type="string" calcext:value-type="string">
            <text:p>GMB</text:p>
          </table:table-cell>
          <table:table-cell office:value-type="float" office:value="14621" calcext:value-type="float">
            <text:p>14621</text:p>
          </table:table-cell>
          <table:table-cell office:value-type="float" office:value="12753" calcext:value-type="float">
            <text:p>12753</text:p>
          </table:table-cell>
          <table:table-cell office:value-type="float" office:value="19188" calcext:value-type="float">
            <text:p>19188</text:p>
          </table:table-cell>
          <table:table-cell office:value-type="float" office:value="25464" calcext:value-type="float">
            <text:p>25464</text:p>
          </table:table-cell>
          <table:table-cell office:value-type="float" office:value="39478" calcext:value-type="float">
            <text:p>39478</text:p>
          </table:table-cell>
          <table:table-cell office:value-type="float" office:value="46753" calcext:value-type="float">
            <text:p>46753</text:p>
          </table:table-cell>
          <table:table-cell office:value-type="float" office:value="54374" calcext:value-type="float">
            <text:p>54374</text:p>
          </table:table-cell>
          <table:table-cell office:value-type="float" office:value="69605" calcext:value-type="float">
            <text:p>69605</text:p>
          </table:table-cell>
          <table:table-cell office:value-type="float" office:value="85204" calcext:value-type="float">
            <text:p>85204</text:p>
          </table:table-cell>
          <table:table-cell office:value-type="float" office:value="93213" calcext:value-type="float">
            <text:p>93213</text:p>
          </table:table-cell>
          <table:table-cell office:value-type="float" office:value="101505" calcext:value-type="float">
            <text:p>101505</text:p>
          </table:table-cell>
          <table:table-cell office:value-type="float" office:value="118994" calcext:value-type="float">
            <text:p>118994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Ghana</text:p>
          </table:table-cell>
          <table:table-cell office:value-type="string" calcext:value-type="string">
            <text:p>GHA</text:p>
          </table:table-cell>
          <table:table-cell office:value-type="float" office:value="29220174" calcext:value-type="float">
            <text:p>29220174</text:p>
          </table:table-cell>
          <table:table-cell office:value-type="float" office:value="35717208" calcext:value-type="float">
            <text:p>35717208</text:p>
          </table:table-cell>
          <table:table-cell office:value-type="float" office:value="54302627" calcext:value-type="float">
            <text:p>54302627</text:p>
          </table:table-cell>
          <table:table-cell office:value-type="float" office:value="77156515" calcext:value-type="float">
            <text:p>77156515</text:p>
          </table:table-cell>
          <table:table-cell table:number-columns-repeated="8" office:value-type="float" office:value="186998941" calcext:value-type="float">
            <text:p>186998941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Guinea</text:p>
          </table:table-cell>
          <table:table-cell office:value-type="string" calcext:value-type="string">
            <text:p>GIN</text:p>
          </table:table-cell>
          <table:table-cell office:value-type="float" office:value="14447206" calcext:value-type="float">
            <text:p>14447206</text:p>
          </table:table-cell>
          <table:table-cell office:value-type="float" office:value="18392524" calcext:value-type="float">
            <text:p>18392524</text:p>
          </table:table-cell>
          <table:table-cell office:value-type="float" office:value="31123203" calcext:value-type="float">
            <text:p>31123203</text:p>
          </table:table-cell>
          <table:table-cell office:value-type="float" office:value="47192256" calcext:value-type="float">
            <text:p>47192256</text:p>
          </table:table-cell>
          <table:table-cell table:number-columns-repeated="8" office:value-type="float" office:value="54141482" calcext:value-type="float">
            <text:p>54141482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Guinea Bissau</text:p>
          </table:table-cell>
          <table:table-cell office:value-type="string" calcext:value-type="string">
            <text:p>GNB</text:p>
          </table:table-cell>
          <table:table-cell office:value-type="float" office:value="767075" calcext:value-type="float">
            <text:p>767075</text:p>
          </table:table-cell>
          <table:table-cell office:value-type="float" office:value="807567" calcext:value-type="float">
            <text:p>807567</text:p>
          </table:table-cell>
          <table:table-cell office:value-type="float" office:value="1104483" calcext:value-type="float">
            <text:p>1104483</text:p>
          </table:table-cell>
          <table:table-cell office:value-type="float" office:value="1377100" calcext:value-type="float">
            <text:p>1377100</text:p>
          </table:table-cell>
          <table:table-cell office:value-type="float" office:value="1886046" calcext:value-type="float">
            <text:p>1886046</text:p>
          </table:table-cell>
          <table:table-cell office:value-type="float" office:value="2140254" calcext:value-type="float">
            <text:p>2140254</text:p>
          </table:table-cell>
          <table:table-cell office:value-type="float" office:value="2393869" calcext:value-type="float">
            <text:p>2393869</text:p>
          </table:table-cell>
          <table:table-cell office:value-type="float" office:value="2916755" calcext:value-type="float">
            <text:p>2916755</text:p>
          </table:table-cell>
          <table:table-cell office:value-type="float" office:value="3479259" calcext:value-type="float">
            <text:p>3479259</text:p>
          </table:table-cell>
          <table:table-cell table:number-columns-repeated="3" office:value-type="float" office:value="3750110" calcext:value-type="float">
            <text:p>3750110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Ivory Coast</text:p>
          </table:table-cell>
          <table:table-cell office:value-type="string" calcext:value-type="string">
            <text:p>CIV</text:p>
          </table:table-cell>
          <table:table-cell office:value-type="float" office:value="99967733" calcext:value-type="float">
            <text:p>99967733</text:p>
          </table:table-cell>
          <table:table-cell office:value-type="float" office:value="95465654" calcext:value-type="float">
            <text:p>95465654</text:p>
          </table:table-cell>
          <table:table-cell office:value-type="float" office:value="198863803" calcext:value-type="float">
            <text:p>198863803</text:p>
          </table:table-cell>
          <table:table-cell table:number-columns-repeated="9" office:value-type="float" office:value="233119543" calcext:value-type="float">
            <text:p>233119543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Kenya</text:p>
          </table:table-cell>
          <table:table-cell office:value-type="string" calcext:value-type="string">
            <text:p>KEN</text:p>
          </table:table-cell>
          <table:table-cell office:value-type="float" office:value="6954570" calcext:value-type="float">
            <text:p>6954570</text:p>
          </table:table-cell>
          <table:table-cell office:value-type="float" office:value="8919653" calcext:value-type="float">
            <text:p>8919653</text:p>
          </table:table-cell>
          <table:table-cell office:value-type="float" office:value="14062820" calcext:value-type="float">
            <text:p>14062820</text:p>
          </table:table-cell>
          <table:table-cell office:value-type="float" office:value="19633303" calcext:value-type="float">
            <text:p>19633303</text:p>
          </table:table-cell>
          <table:table-cell office:value-type="float" office:value="31040375" calcext:value-type="float">
            <text:p>31040375</text:p>
          </table:table-cell>
          <table:table-cell office:value-type="float" office:value="36601185" calcext:value-type="float">
            <text:p>36601185</text:p>
          </table:table-cell>
          <table:table-cell office:value-type="float" office:value="42648350" calcext:value-type="float">
            <text:p>42648350</text:p>
          </table:table-cell>
          <table:table-cell table:number-columns-repeated="5" office:value-type="float" office:value="55934706" calcext:value-type="float">
            <text:p>55934706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Liberia</text:p>
          </table:table-cell>
          <table:table-cell office:value-type="string" calcext:value-type="string">
            <text:p>LBR</text:p>
          </table:table-cell>
          <table:table-cell office:value-type="float" office:value="60785879" calcext:value-type="float">
            <text:p>60785879</text:p>
          </table:table-cell>
          <table:table-cell office:value-type="float" office:value="53549588" calcext:value-type="float">
            <text:p>53549588</text:p>
          </table:table-cell>
          <table:table-cell office:value-type="float" office:value="83442924" calcext:value-type="float">
            <text:p>83442924</text:p>
          </table:table-cell>
          <table:table-cell office:value-type="float" office:value="118813133" calcext:value-type="float">
            <text:p>118813133</text:p>
          </table:table-cell>
          <table:table-cell office:value-type="float" office:value="208207138" calcext:value-type="float">
            <text:p>208207138</text:p>
          </table:table-cell>
          <table:table-cell office:value-type="float" office:value="261381911" calcext:value-type="float">
            <text:p>261381911</text:p>
          </table:table-cell>
          <table:table-cell office:value-type="float" office:value="319490101" calcext:value-type="float">
            <text:p>319490101</text:p>
          </table:table-cell>
          <table:table-cell office:value-type="float" office:value="450858928" calcext:value-type="float">
            <text:p>450858928</text:p>
          </table:table-cell>
          <table:table-cell office:value-type="float" office:value="596951260" calcext:value-type="float">
            <text:p>596951260</text:p>
          </table:table-cell>
          <table:table-cell office:value-type="float" office:value="673628779" calcext:value-type="float">
            <text:p>673628779</text:p>
          </table:table-cell>
          <table:table-cell office:value-type="float" office:value="752340440" calcext:value-type="float">
            <text:p>752340440</text:p>
          </table:table-cell>
          <table:table-cell office:value-type="float" office:value="915818895" calcext:value-type="float">
            <text:p>915818895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Madagascar</text:p>
          </table:table-cell>
          <table:table-cell office:value-type="string" calcext:value-type="string">
            <text:p>MDG</text:p>
          </table:table-cell>
          <table:table-cell office:value-type="float" office:value="101542498" calcext:value-type="float">
            <text:p>101542498</text:p>
          </table:table-cell>
          <table:table-cell office:value-type="float" office:value="108699078" calcext:value-type="float">
            <text:p>108699078</text:p>
          </table:table-cell>
          <table:table-cell office:value-type="float" office:value="171864124" calcext:value-type="float">
            <text:p>171864124</text:p>
          </table:table-cell>
          <table:table-cell office:value-type="float" office:value="237253036" calcext:value-type="float">
            <text:p>237253036</text:p>
          </table:table-cell>
          <table:table-cell office:value-type="float" office:value="379751505" calcext:value-type="float">
            <text:p>379751505</text:p>
          </table:table-cell>
          <table:table-cell office:value-type="float" office:value="458978296" calcext:value-type="float">
            <text:p>458978296</text:p>
          </table:table-cell>
          <table:table-cell table:number-columns-repeated="6" office:value-type="float" office:value="546918146" calcext:value-type="float">
            <text:p>546918146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Malawi</text:p>
          </table:table-cell>
          <table:table-cell office:value-type="string" calcext:value-type="string">
            <text:p>MWI</text:p>
          </table:table-cell>
          <table:table-cell office:value-type="float" office:value="2106997" calcext:value-type="float">
            <text:p>2106997</text:p>
          </table:table-cell>
          <table:table-cell office:value-type="float" office:value="2207471" calcext:value-type="float">
            <text:p>2207471</text:p>
          </table:table-cell>
          <table:table-cell table:number-columns-repeated="10" office:value-type="float" office:value="2501616" calcext:value-type="float">
            <text:p>2501616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Mauritius</text:p>
          </table:table-cell>
          <table:table-cell office:value-type="string" calcext:value-type="string">
            <text:p>MUS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Mayotte</text:p>
          </table:table-cell>
          <table:table-cell office:value-type="string" calcext:value-type="string">
            <text:p>MYT</text:p>
          </table:table-cell>
          <table:table-cell office:value-type="float" office:value="247514" calcext:value-type="float">
            <text:p>247514</text:p>
          </table:table-cell>
          <table:table-cell office:value-type="float" office:value="279480" calcext:value-type="float">
            <text:p>279480</text:p>
          </table:table-cell>
          <table:table-cell office:value-type="float" office:value="420955" calcext:value-type="float">
            <text:p>420955</text:p>
          </table:table-cell>
          <table:table-cell office:value-type="float" office:value="567732" calcext:value-type="float">
            <text:p>567732</text:p>
          </table:table-cell>
          <table:table-cell table:number-columns-repeated="8" office:value-type="float" office:value="722625" calcext:value-type="float">
            <text:p>722625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float" office:value="25838415" calcext:value-type="float">
            <text:p>25838415</text:p>
          </table:table-cell>
          <table:table-cell office:value-type="float" office:value="28547178" calcext:value-type="float">
            <text:p>28547178</text:p>
          </table:table-cell>
          <table:table-cell office:value-type="float" office:value="45525208" calcext:value-type="float">
            <text:p>45525208</text:p>
          </table:table-cell>
          <table:table-cell office:value-type="float" office:value="62674025" calcext:value-type="float">
            <text:p>62674025</text:p>
          </table:table-cell>
          <table:table-cell office:value-type="float" office:value="99960468" calcext:value-type="float">
            <text:p>99960468</text:p>
          </table:table-cell>
          <table:table-cell office:value-type="float" office:value="122661694" calcext:value-type="float">
            <text:p>122661694</text:p>
          </table:table-cell>
          <table:table-cell office:value-type="float" office:value="148764222" calcext:value-type="float">
            <text:p>148764222</text:p>
          </table:table-cell>
          <table:table-cell office:value-type="float" office:value="207817461" calcext:value-type="float">
            <text:p>207817461</text:p>
          </table:table-cell>
          <table:table-cell office:value-type="float" office:value="274599353" calcext:value-type="float">
            <text:p>274599353</text:p>
          </table:table-cell>
          <table:table-cell table:number-columns-repeated="3" office:value-type="float" office:value="316487346" calcext:value-type="float">
            <text:p>316487346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Reunion</text:p>
          </table:table-cell>
          <table:table-cell office:value-type="string" calcext:value-type="string">
            <text:p>REU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Rwanda</text:p>
          </table:table-cell>
          <table:table-cell office:value-type="string" calcext:value-type="string">
            <text:p>RWA</text:p>
          </table:table-cell>
          <table:table-cell office:value-type="float" office:value="629080" calcext:value-type="float">
            <text:p>629080</text:p>
          </table:table-cell>
          <table:table-cell office:value-type="float" office:value="816925" calcext:value-type="float">
            <text:p>816925</text:p>
          </table:table-cell>
          <table:table-cell office:value-type="float" office:value="2337859" calcext:value-type="float">
            <text:p>2337859</text:p>
          </table:table-cell>
          <table:table-cell office:value-type="float" office:value="4265777" calcext:value-type="float">
            <text:p>4265777</text:p>
          </table:table-cell>
          <table:table-cell office:value-type="float" office:value="7910219" calcext:value-type="float">
            <text:p>7910219</text:p>
          </table:table-cell>
          <table:table-cell table:number-columns-repeated="7" office:value-type="float" office:value="13996977" calcext:value-type="float">
            <text:p>13996977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Senegal</text:p>
          </table:table-cell>
          <table:table-cell office:value-type="string" calcext:value-type="string">
            <text:p>SEN</text:p>
          </table:table-cell>
          <table:table-cell office:value-type="float" office:value="51301" calcext:value-type="float">
            <text:p>51301</text:p>
          </table:table-cell>
          <table:table-cell office:value-type="float" office:value="53732" calcext:value-type="float">
            <text:p>53732</text:p>
          </table:table-cell>
          <table:table-cell office:value-type="float" office:value="76853" calcext:value-type="float">
            <text:p>76853</text:p>
          </table:table-cell>
          <table:table-cell office:value-type="float" office:value="100374" calcext:value-type="float">
            <text:p>100374</text:p>
          </table:table-cell>
          <table:table-cell office:value-type="float" office:value="145719" calcext:value-type="float">
            <text:p>145719</text:p>
          </table:table-cell>
          <table:table-cell office:value-type="float" office:value="168462" calcext:value-type="float">
            <text:p>168462</text:p>
          </table:table-cell>
          <table:table-cell office:value-type="float" office:value="191407" calcext:value-type="float">
            <text:p>191407</text:p>
          </table:table-cell>
          <table:table-cell office:value-type="float" office:value="237391" calcext:value-type="float">
            <text:p>237391</text:p>
          </table:table-cell>
          <table:table-cell office:value-type="float" office:value="283585" calcext:value-type="float">
            <text:p>283585</text:p>
          </table:table-cell>
          <table:table-cell office:value-type="float" office:value="306993" calcext:value-type="float">
            <text:p>306993</text:p>
          </table:table-cell>
          <table:table-cell office:value-type="float" office:value="330468" calcext:value-type="float">
            <text:p>330468</text:p>
          </table:table-cell>
          <table:table-cell office:value-type="float" office:value="379092" calcext:value-type="float">
            <text:p>379092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Sierra Leone</text:p>
          </table:table-cell>
          <table:table-cell office:value-type="string" calcext:value-type="string">
            <text:p>SLE</text:p>
          </table:table-cell>
          <table:table-cell office:value-type="float" office:value="37399512" calcext:value-type="float">
            <text:p>37399512</text:p>
          </table:table-cell>
          <table:table-cell office:value-type="float" office:value="46405182" calcext:value-type="float">
            <text:p>46405182</text:p>
          </table:table-cell>
          <table:table-cell table:number-columns-repeated="10" office:value-type="float" office:value="83909541" calcext:value-type="float">
            <text:p>83909541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South Sudan</text:p>
          </table:table-cell>
          <table:table-cell office:value-type="string" calcext:value-type="string">
            <text:p>SSD</text:p>
          </table:table-cell>
          <table:table-cell office:value-type="float" office:value="1135883" calcext:value-type="float">
            <text:p>1135883</text:p>
          </table:table-cell>
          <table:table-cell office:value-type="float" office:value="605435" calcext:value-type="float">
            <text:p>605435</text:p>
          </table:table-cell>
          <table:table-cell office:value-type="float" office:value="1271271" calcext:value-type="float">
            <text:p>1271271</text:p>
          </table:table-cell>
          <table:table-cell office:value-type="float" office:value="2005597" calcext:value-type="float">
            <text:p>2005597</text:p>
          </table:table-cell>
          <table:table-cell table:number-columns-repeated="8" office:value-type="float" office:value="2392020" calcext:value-type="float">
            <text:p>2392020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Tanzania</text:p>
          </table:table-cell>
          <table:table-cell office:value-type="string" calcext:value-type="string">
            <text:p>TZA</text:p>
          </table:table-cell>
          <table:table-cell office:value-type="float" office:value="4519186" calcext:value-type="float">
            <text:p>4519186</text:p>
          </table:table-cell>
          <table:table-cell office:value-type="float" office:value="4936036" calcext:value-type="float">
            <text:p>4936036</text:p>
          </table:table-cell>
          <table:table-cell office:value-type="float" office:value="8099855" calcext:value-type="float">
            <text:p>8099855</text:p>
          </table:table-cell>
          <table:table-cell office:value-type="float" office:value="11229558" calcext:value-type="float">
            <text:p>11229558</text:p>
          </table:table-cell>
          <table:table-cell office:value-type="float" office:value="17961336" calcext:value-type="float">
            <text:p>17961336</text:p>
          </table:table-cell>
          <table:table-cell office:value-type="float" office:value="21549385" calcext:value-type="float">
            <text:p>21549385</text:p>
          </table:table-cell>
          <table:table-cell office:value-type="float" office:value="25324219" calcext:value-type="float">
            <text:p>25324219</text:p>
          </table:table-cell>
          <table:table-cell office:value-type="float" office:value="33559035" calcext:value-type="float">
            <text:p>33559035</text:p>
          </table:table-cell>
          <table:table-cell office:value-type="float" office:value="42633106" calcext:value-type="float">
            <text:p>42633106</text:p>
          </table:table-cell>
          <table:table-cell office:value-type="float" office:value="47484415" calcext:value-type="float">
            <text:p>47484415</text:p>
          </table:table-cell>
          <table:table-cell office:value-type="float" office:value="52557466" calcext:value-type="float">
            <text:p>52557466</text:p>
          </table:table-cell>
          <table:table-cell office:value-type="float" office:value="63506240" calcext:value-type="float">
            <text:p>63506240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Togo</text:p>
          </table:table-cell>
          <table:table-cell office:value-type="string" calcext:value-type="string">
            <text:p>TGO</text:p>
          </table:table-cell>
          <table:table-cell office:value-type="float" office:value="566361" calcext:value-type="float">
            <text:p>566361</text:p>
          </table:table-cell>
          <table:table-cell office:value-type="float" office:value="663539" calcext:value-type="float">
            <text:p>663539</text:p>
          </table:table-cell>
          <table:table-cell office:value-type="float" office:value="1088842" calcext:value-type="float">
            <text:p>1088842</text:p>
          </table:table-cell>
          <table:table-cell table:number-columns-repeated="9" office:value-type="float" office:value="1324610" calcext:value-type="float">
            <text:p>1324610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Uganda</text:p>
          </table:table-cell>
          <table:table-cell office:value-type="string" calcext:value-type="string">
            <text:p>UGA</text:p>
          </table:table-cell>
          <table:table-cell office:value-type="float" office:value="11078032" calcext:value-type="float">
            <text:p>11078032</text:p>
          </table:table-cell>
          <table:table-cell office:value-type="float" office:value="20171532" calcext:value-type="float">
            <text:p>20171532</text:p>
          </table:table-cell>
          <table:table-cell office:value-type="float" office:value="38965246" calcext:value-type="float">
            <text:p>38965246</text:p>
          </table:table-cell>
          <table:table-cell office:value-type="float" office:value="58256924" calcext:value-type="float">
            <text:p>58256924</text:p>
          </table:table-cell>
          <table:table-cell table:number-columns-repeated="8" office:value-type="float" office:value="65091664" calcext:value-type="float">
            <text:p>65091664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Zambia</text:p>
          </table:table-cell>
          <table:table-cell office:value-type="string" calcext:value-type="string">
            <text:p>ZMB</text:p>
          </table:table-cell>
          <table:table-cell office:value-type="float" office:value="1911394" calcext:value-type="float">
            <text:p>1911394</text:p>
          </table:table-cell>
          <table:table-cell office:value-type="float" office:value="2043967" calcext:value-type="float">
            <text:p>2043967</text:p>
          </table:table-cell>
          <table:table-cell office:value-type="float" office:value="3061063" calcext:value-type="float">
            <text:p>3061063</text:p>
          </table:table-cell>
          <table:table-cell office:value-type="float" office:value="3856392" calcext:value-type="float">
            <text:p>3856392</text:p>
          </table:table-cell>
          <table:table-cell table:number-columns-repeated="8" office:value-type="float" office:value="4123736" calcext:value-type="float">
            <text:p>4123736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tralia – Queensland</text:p>
          </table:table-cell>
          <table:table-cell office:value-type="string" calcext:value-type="string">
            <text:p>QLD</text:p>
          </table:table-cell>
          <table:table-cell office:value-type="float" office:value="17494098" calcext:value-type="float">
            <text:p>17494098</text:p>
          </table:table-cell>
          <table:table-cell office:value-type="float" office:value="19674158" calcext:value-type="float">
            <text:p>19674158</text:p>
          </table:table-cell>
          <table:table-cell office:value-type="float" office:value="29400145" calcext:value-type="float">
            <text:p>29400145</text:p>
          </table:table-cell>
          <table:table-cell office:value-type="float" office:value="38638957" calcext:value-type="float">
            <text:p>38638957</text:p>
          </table:table-cell>
          <table:table-cell office:value-type="float" office:value="56127151" calcext:value-type="float">
            <text:p>56127151</text:p>
          </table:table-cell>
          <table:table-cell office:value-type="float" office:value="64825848" calcext:value-type="float">
            <text:p>64825848</text:p>
          </table:table-cell>
          <table:table-cell office:value-type="float" office:value="73531399" calcext:value-type="float">
            <text:p>73531399</text:p>
          </table:table-cell>
          <table:table-cell office:value-type="float" office:value="91334998" calcext:value-type="float">
            <text:p>91334998</text:p>
          </table:table-cell>
          <table:table-cell office:value-type="float" office:value="109650002" calcext:value-type="float">
            <text:p>109650002</text:p>
          </table:table-cell>
          <table:table-cell office:value-type="float" office:value="118996395" calcext:value-type="float">
            <text:p>118996395</text:p>
          </table:table-cell>
          <table:table-cell office:value-type="float" office:value="128576807" calcext:value-type="float">
            <text:p>128576807</text:p>
          </table:table-cell>
          <table:table-cell office:value-type="float" office:value="148681513" calcext:value-type="float">
            <text:p>148681513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Bangladesh</text:p>
          </table:table-cell>
          <table:table-cell office:value-type="string" calcext:value-type="string">
            <text:p>BGD</text:p>
          </table:table-cell>
          <table:table-cell office:value-type="float" office:value="2675853" calcext:value-type="float">
            <text:p>2675853</text:p>
          </table:table-cell>
          <table:table-cell office:value-type="float" office:value="3311647" calcext:value-type="float">
            <text:p>3311647</text:p>
          </table:table-cell>
          <table:table-cell office:value-type="float" office:value="4695230" calcext:value-type="float">
            <text:p>4695230</text:p>
          </table:table-cell>
          <table:table-cell office:value-type="float" office:value="5794913" calcext:value-type="float">
            <text:p>5794913</text:p>
          </table:table-cell>
          <table:table-cell office:value-type="float" office:value="7851577" calcext:value-type="float">
            <text:p>7851577</text:p>
          </table:table-cell>
          <table:table-cell office:value-type="float" office:value="8821492" calcext:value-type="float">
            <text:p>8821492</text:p>
          </table:table-cell>
          <table:table-cell office:value-type="float" office:value="9804356" calcext:value-type="float">
            <text:p>9804356</text:p>
          </table:table-cell>
          <table:table-cell office:value-type="float" office:value="11985274" calcext:value-type="float">
            <text:p>11985274</text:p>
          </table:table-cell>
          <table:table-cell office:value-type="float" office:value="14400909" calcext:value-type="float">
            <text:p>14400909</text:p>
          </table:table-cell>
          <table:table-cell office:value-type="float" office:value="15651189" calcext:value-type="float">
            <text:p>15651189</text:p>
          </table:table-cell>
          <table:table-cell office:value-type="float" office:value="16919340" calcext:value-type="float">
            <text:p>16919340</text:p>
          </table:table-cell>
          <table:table-cell office:value-type="float" office:value="19506502" calcext:value-type="float">
            <text:p>19506502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Bhutan</text:p>
          </table:table-cell>
          <table:table-cell office:value-type="string" calcext:value-type="string">
            <text:p>BTN</text:p>
          </table:table-cell>
          <table:table-cell office:value-type="float" office:value="14857168" calcext:value-type="float">
            <text:p>14857168</text:p>
          </table:table-cell>
          <table:table-cell office:value-type="float" office:value="14109432" calcext:value-type="float">
            <text:p>14109432</text:p>
          </table:table-cell>
          <table:table-cell office:value-type="float" office:value="21531558" calcext:value-type="float">
            <text:p>21531558</text:p>
          </table:table-cell>
          <table:table-cell office:value-type="float" office:value="29039294" calcext:value-type="float">
            <text:p>29039294</text:p>
          </table:table-cell>
          <table:table-cell office:value-type="float" office:value="44283212" calcext:value-type="float">
            <text:p>44283212</text:p>
          </table:table-cell>
          <table:table-cell office:value-type="float" office:value="51958013" calcext:value-type="float">
            <text:p>51958013</text:p>
          </table:table-cell>
          <table:table-cell office:value-type="float" office:value="59617666" calcext:value-type="float">
            <text:p>59617666</text:p>
          </table:table-cell>
          <table:table-cell office:value-type="float" office:value="75005482" calcext:value-type="float">
            <text:p>75005482</text:p>
          </table:table-cell>
          <table:table-cell office:value-type="float" office:value="90536703" calcext:value-type="float">
            <text:p>90536703</text:p>
          </table:table-cell>
          <table:table-cell office:value-type="float" office:value="98342836" calcext:value-type="float">
            <text:p>98342836</text:p>
          </table:table-cell>
          <table:table-cell office:value-type="float" office:value="106185134" calcext:value-type="float">
            <text:p>106185134</text:p>
          </table:table-cell>
          <table:table-cell office:value-type="float" office:value="121876666" calcext:value-type="float">
            <text:p>121876666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Brunei</text:p>
          </table:table-cell>
          <table:table-cell office:value-type="string" calcext:value-type="string">
            <text:p>BRN</text:p>
          </table:table-cell>
          <table:table-cell office:value-type="float" office:value="591789" calcext:value-type="float">
            <text:p>591789</text:p>
          </table:table-cell>
          <table:table-cell office:value-type="float" office:value="547467" calcext:value-type="float">
            <text:p>547467</text:p>
          </table:table-cell>
          <table:table-cell office:value-type="float" office:value="851712" calcext:value-type="float">
            <text:p>851712</text:p>
          </table:table-cell>
          <table:table-cell office:value-type="float" office:value="1169647" calcext:value-type="float">
            <text:p>1169647</text:p>
          </table:table-cell>
          <table:table-cell office:value-type="float" office:value="1834869" calcext:value-type="float">
            <text:p>1834869</text:p>
          </table:table-cell>
          <table:table-cell office:value-type="float" office:value="2174341" calcext:value-type="float">
            <text:p>2174341</text:p>
          </table:table-cell>
          <table:table-cell office:value-type="float" office:value="2517029" calcext:value-type="float">
            <text:p>2517029</text:p>
          </table:table-cell>
          <table:table-cell office:value-type="float" office:value="3197209" calcext:value-type="float">
            <text:p>3197209</text:p>
          </table:table-cell>
          <table:table-cell office:value-type="float" office:value="3882848" calcext:value-type="float">
            <text:p>3882848</text:p>
          </table:table-cell>
          <table:table-cell office:value-type="float" office:value="4229126" calcext:value-type="float">
            <text:p>4229126</text:p>
          </table:table-cell>
          <table:table-cell office:value-type="float" office:value="4578997" calcext:value-type="float">
            <text:p>4578997</text:p>
          </table:table-cell>
          <table:table-cell office:value-type="float" office:value="5289323" calcext:value-type="float">
            <text:p>5289323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Cambodia</text:p>
          </table:table-cell>
          <table:table-cell office:value-type="string" calcext:value-type="string">
            <text:p>KHM</text:p>
          </table:table-cell>
          <table:table-cell office:value-type="float" office:value="108520228" calcext:value-type="float">
            <text:p>108520228</text:p>
          </table:table-cell>
          <table:table-cell office:value-type="float" office:value="108485693" calcext:value-type="float">
            <text:p>108485693</text:p>
          </table:table-cell>
          <table:table-cell office:value-type="float" office:value="171140176" calcext:value-type="float">
            <text:p>171140176</text:p>
          </table:table-cell>
          <table:table-cell office:value-type="float" office:value="240635383" calcext:value-type="float">
            <text:p>240635383</text:p>
          </table:table-cell>
          <table:table-cell table:number-columns-repeated="8" office:value-type="float" office:value="322672257" calcext:value-type="float">
            <text:p>322672257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Fiji</text:p>
          </table:table-cell>
          <table:table-cell office:value-type="string" calcext:value-type="string">
            <text:p>FJI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ia – Andaman and N.</text:p>
          </table:table-cell>
          <table:table-cell office:value-type="string" calcext:value-type="string">
            <text:p>AN</text:p>
          </table:table-cell>
          <table:table-cell office:value-type="float" office:value="1151053" calcext:value-type="float">
            <text:p>1151053</text:p>
          </table:table-cell>
          <table:table-cell office:value-type="float" office:value="1087354" calcext:value-type="float">
            <text:p>1087354</text:p>
          </table:table-cell>
          <table:table-cell office:value-type="float" office:value="1718078" calcext:value-type="float">
            <text:p>1718078</text:p>
          </table:table-cell>
          <table:table-cell office:value-type="float" office:value="2332823" calcext:value-type="float">
            <text:p>2332823</text:p>
          </table:table-cell>
          <table:table-cell office:value-type="float" office:value="3535397" calcext:value-type="float">
            <text:p>3535397</text:p>
          </table:table-cell>
          <table:table-cell office:value-type="float" office:value="4119025" calcext:value-type="float">
            <text:p>4119025</text:p>
          </table:table-cell>
          <table:table-cell office:value-type="float" office:value="4683452" calcext:value-type="float">
            <text:p>4683452</text:p>
          </table:table-cell>
          <table:table-cell office:value-type="float" office:value="5841264" calcext:value-type="float">
            <text:p>5841264</text:p>
          </table:table-cell>
          <table:table-cell office:value-type="float" office:value="7017677" calcext:value-type="float">
            <text:p>7017677</text:p>
          </table:table-cell>
          <table:table-cell office:value-type="float" office:value="7615914" calcext:value-type="float">
            <text:p>7615914</text:p>
          </table:table-cell>
          <table:table-cell office:value-type="float" office:value="8213396" calcext:value-type="float">
            <text:p>8213396</text:p>
          </table:table-cell>
          <table:table-cell office:value-type="float" office:value="9421655" calcext:value-type="float">
            <text:p>9421655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ia – North-East</text:p>
          </table:table-cell>
          <table:table-cell office:value-type="string" calcext:value-type="string">
            <text:p>NE</text:p>
          </table:table-cell>
          <table:table-cell office:value-type="float" office:value="65407954" calcext:value-type="float">
            <text:p>65407954</text:p>
          </table:table-cell>
          <table:table-cell office:value-type="float" office:value="61164945" calcext:value-type="float">
            <text:p>61164945</text:p>
          </table:table-cell>
          <table:table-cell office:value-type="float" office:value="94681430" calcext:value-type="float">
            <text:p>94681430</text:p>
          </table:table-cell>
          <table:table-cell office:value-type="float" office:value="129518296" calcext:value-type="float">
            <text:p>129518296</text:p>
          </table:table-cell>
          <table:table-cell office:value-type="float" office:value="202239541" calcext:value-type="float">
            <text:p>202239541</text:p>
          </table:table-cell>
          <table:table-cell office:value-type="float" office:value="239986619" calcext:value-type="float">
            <text:p>239986619</text:p>
          </table:table-cell>
          <table:table-cell office:value-type="float" office:value="278660138" calcext:value-type="float">
            <text:p>278660138</text:p>
          </table:table-cell>
          <table:table-cell office:value-type="float" office:value="358806524" calcext:value-type="float">
            <text:p>358806524</text:p>
          </table:table-cell>
          <table:table-cell office:value-type="float" office:value="442760684" calcext:value-type="float">
            <text:p>442760684</text:p>
          </table:table-cell>
          <table:table-cell office:value-type="float" office:value="486191522" calcext:value-type="float">
            <text:p>486191522</text:p>
          </table:table-cell>
          <table:table-cell office:value-type="float" office:value="530611252" calcext:value-type="float">
            <text:p>530611252</text:p>
          </table:table-cell>
          <table:table-cell office:value-type="float" office:value="622153185" calcext:value-type="float">
            <text:p>622153185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ia – West. Ghats</text:p>
          </table:table-cell>
          <table:table-cell office:value-type="string" calcext:value-type="string">
            <text:p>WG</text:p>
          </table:table-cell>
          <table:table-cell office:value-type="float" office:value="24591476" calcext:value-type="float">
            <text:p>24591476</text:p>
          </table:table-cell>
          <table:table-cell office:value-type="float" office:value="23653226" calcext:value-type="float">
            <text:p>23653226</text:p>
          </table:table-cell>
          <table:table-cell office:value-type="float" office:value="41078245" calcext:value-type="float">
            <text:p>41078245</text:p>
          </table:table-cell>
          <table:table-cell office:value-type="float" office:value="60672796" calcext:value-type="float">
            <text:p>60672796</text:p>
          </table:table-cell>
          <table:table-cell office:value-type="float" office:value="103632641" calcext:value-type="float">
            <text:p>103632641</text:p>
          </table:table-cell>
          <table:table-cell office:value-type="float" office:value="127073018" calcext:value-type="float">
            <text:p>127073018</text:p>
          </table:table-cell>
          <table:table-cell office:value-type="float" office:value="152779583" calcext:value-type="float">
            <text:p>152779583</text:p>
          </table:table-cell>
          <table:table-cell table:number-columns-repeated="5" office:value-type="float" office:value="166639028" calcext:value-type="float">
            <text:p>166639028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float" office:value="917019763" calcext:value-type="float">
            <text:p>917019763</text:p>
          </table:table-cell>
          <table:table-cell office:value-type="float" office:value="811604260" calcext:value-type="float">
            <text:p>811604260</text:p>
          </table:table-cell>
          <table:table-cell office:value-type="float" office:value="1289149054" calcext:value-type="float">
            <text:p>1289149054</text:p>
          </table:table-cell>
          <table:table-cell office:value-type="float" office:value="1819929007" calcext:value-type="float">
            <text:p>1819929007</text:p>
          </table:table-cell>
          <table:table-cell office:value-type="float" office:value="3065055623" calcext:value-type="float">
            <text:p>3065055623</text:p>
          </table:table-cell>
          <table:table-cell office:value-type="float" office:value="3767813650" calcext:value-type="float">
            <text:p>3767813650</text:p>
          </table:table-cell>
          <table:table-cell office:value-type="float" office:value="4520972198" calcext:value-type="float">
            <text:p>4520972198</text:p>
          </table:table-cell>
          <table:table-cell office:value-type="float" office:value="6147121832" calcext:value-type="float">
            <text:p>6147121832</text:p>
          </table:table-cell>
          <table:table-cell office:value-type="float" office:value="7879538176" calcext:value-type="float">
            <text:p>7879538176</text:p>
          </table:table-cell>
          <table:table-cell office:value-type="float" office:value="8769217784" calcext:value-type="float">
            <text:p>8769217784</text:p>
          </table:table-cell>
          <table:table-cell office:value-type="float" office:value="9669869614" calcext:value-type="float">
            <text:p>9669869614</text:p>
          </table:table-cell>
          <table:table-cell office:value-type="float" office:value="11499558336" calcext:value-type="float">
            <text:p>11499558336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Laos</text:p>
          </table:table-cell>
          <table:table-cell office:value-type="string" calcext:value-type="string">
            <text:p>LAO</text:p>
          </table:table-cell>
          <table:table-cell office:value-type="float" office:value="162950976" calcext:value-type="float">
            <text:p>162950976</text:p>
          </table:table-cell>
          <table:table-cell office:value-type="float" office:value="163412383" calcext:value-type="float">
            <text:p>163412383</text:p>
          </table:table-cell>
          <table:table-cell office:value-type="float" office:value="253092364" calcext:value-type="float">
            <text:p>253092364</text:p>
          </table:table-cell>
          <table:table-cell office:value-type="float" office:value="345510494" calcext:value-type="float">
            <text:p>345510494</text:p>
          </table:table-cell>
          <table:table-cell office:value-type="float" office:value="539170276" calcext:value-type="float">
            <text:p>539170276</text:p>
          </table:table-cell>
          <table:table-cell office:value-type="float" office:value="641487260" calcext:value-type="float">
            <text:p>641487260</text:p>
          </table:table-cell>
          <table:table-cell office:value-type="float" office:value="748768565" calcext:value-type="float">
            <text:p>748768565</text:p>
          </table:table-cell>
          <table:table-cell office:value-type="float" office:value="991493128" calcext:value-type="float">
            <text:p>991493128</text:p>
          </table:table-cell>
          <table:table-cell table:number-columns-repeated="4" office:value-type="float" office:value="1035521466" calcext:value-type="float">
            <text:p>1035521466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Malaysia</text:p>
          </table:table-cell>
          <table:table-cell office:value-type="string" calcext:value-type="string">
            <text:p>MYS</text:p>
          </table:table-cell>
          <table:table-cell office:value-type="float" office:value="230675839" calcext:value-type="float">
            <text:p>230675839</text:p>
          </table:table-cell>
          <table:table-cell office:value-type="float" office:value="194528115" calcext:value-type="float">
            <text:p>194528115</text:p>
          </table:table-cell>
          <table:table-cell office:value-type="float" office:value="315882504" calcext:value-type="float">
            <text:p>315882504</text:p>
          </table:table-cell>
          <table:table-cell office:value-type="float" office:value="451545180" calcext:value-type="float">
            <text:p>451545180</text:p>
          </table:table-cell>
          <table:table-cell office:value-type="float" office:value="763681359" calcext:value-type="float">
            <text:p>763681359</text:p>
          </table:table-cell>
          <table:table-cell office:value-type="float" office:value="936985090" calcext:value-type="float">
            <text:p>936985090</text:p>
          </table:table-cell>
          <table:table-cell office:value-type="float" office:value="1119285612" calcext:value-type="float">
            <text:p>1119285612</text:p>
          </table:table-cell>
          <table:table-cell office:value-type="float" office:value="1507329959" calcext:value-type="float">
            <text:p>1507329959</text:p>
          </table:table-cell>
          <table:table-cell office:value-type="float" office:value="1919818906" calcext:value-type="float">
            <text:p>1919818906</text:p>
          </table:table-cell>
          <table:table-cell office:value-type="float" office:value="2131607711" calcext:value-type="float">
            <text:p>2131607711</text:p>
          </table:table-cell>
          <table:table-cell office:value-type="float" office:value="2344690186" calcext:value-type="float">
            <text:p>2344690186</text:p>
          </table:table-cell>
          <table:table-cell office:value-type="float" office:value="2766275140" calcext:value-type="float">
            <text:p>2766275140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Myanmar</text:p>
          </table:table-cell>
          <table:table-cell office:value-type="string" calcext:value-type="string">
            <text:p>MMR</text:p>
          </table:table-cell>
          <table:table-cell office:value-type="float" office:value="243732700" calcext:value-type="float">
            <text:p>243732700</text:p>
          </table:table-cell>
          <table:table-cell office:value-type="float" office:value="227429087" calcext:value-type="float">
            <text:p>227429087</text:p>
          </table:table-cell>
          <table:table-cell office:value-type="float" office:value="363242565" calcext:value-type="float">
            <text:p>363242565</text:p>
          </table:table-cell>
          <table:table-cell office:value-type="float" office:value="504966758" calcext:value-type="float">
            <text:p>504966758</text:p>
          </table:table-cell>
          <table:table-cell office:value-type="float" office:value="799517067" calcext:value-type="float">
            <text:p>799517067</text:p>
          </table:table-cell>
          <table:table-cell office:value-type="float" office:value="952416840" calcext:value-type="float">
            <text:p>952416840</text:p>
          </table:table-cell>
          <table:table-cell office:value-type="float" office:value="1110067465" calcext:value-type="float">
            <text:p>1110067465</text:p>
          </table:table-cell>
          <table:table-cell office:value-type="float" office:value="1442061369" calcext:value-type="float">
            <text:p>1442061369</text:p>
          </table:table-cell>
          <table:table-cell office:value-type="float" office:value="1798752089" calcext:value-type="float">
            <text:p>1798752089</text:p>
          </table:table-cell>
          <table:table-cell office:value-type="float" office:value="1987346363" calcext:value-type="float">
            <text:p>1987346363</text:p>
          </table:table-cell>
          <table:table-cell table:number-columns-repeated="2" office:value-type="float" office:value="2167215691" calcext:value-type="float">
            <text:p>2167215691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New Caledonia</text:p>
          </table:table-cell>
          <table:table-cell office:value-type="string" calcext:value-type="string">
            <text:p>NCL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Papua New Guinea</text:p>
          </table:table-cell>
          <table:table-cell office:value-type="string" calcext:value-type="string">
            <text:p>PNG</text:p>
          </table:table-cell>
          <table:table-cell office:value-type="float" office:value="63208673" calcext:value-type="float">
            <text:p>63208673</text:p>
          </table:table-cell>
          <table:table-cell office:value-type="float" office:value="73450006" calcext:value-type="float">
            <text:p>73450006</text:p>
          </table:table-cell>
          <table:table-cell office:value-type="float" office:value="105107287" calcext:value-type="float">
            <text:p>105107287</text:p>
          </table:table-cell>
          <table:table-cell office:value-type="float" office:value="136567660" calcext:value-type="float">
            <text:p>136567660</text:p>
          </table:table-cell>
          <table:table-cell office:value-type="float" office:value="199934088" calcext:value-type="float">
            <text:p>199934088</text:p>
          </table:table-cell>
          <table:table-cell office:value-type="float" office:value="231921862" calcext:value-type="float">
            <text:p>231921862</text:p>
          </table:table-cell>
          <table:table-cell office:value-type="float" office:value="264397462" calcext:value-type="float">
            <text:p>264397462</text:p>
          </table:table-cell>
          <table:table-cell office:value-type="float" office:value="330664571" calcext:value-type="float">
            <text:p>330664571</text:p>
          </table:table-cell>
          <table:table-cell office:value-type="float" office:value="399318772" calcext:value-type="float">
            <text:p>399318772</text:p>
          </table:table-cell>
          <table:table-cell office:value-type="float" office:value="434332717" calcext:value-type="float">
            <text:p>434332717</text:p>
          </table:table-cell>
          <table:table-cell office:value-type="float" office:value="469812479" calcext:value-type="float">
            <text:p>469812479</text:p>
          </table:table-cell>
          <table:table-cell office:value-type="float" office:value="542115577" calcext:value-type="float">
            <text:p>542115577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Philippines</text:p>
          </table:table-cell>
          <table:table-cell office:value-type="string" calcext:value-type="string">
            <text:p>PHL</text:p>
          </table:table-cell>
          <table:table-cell office:value-type="float" office:value="73692366" calcext:value-type="float">
            <text:p>73692366</text:p>
          </table:table-cell>
          <table:table-cell office:value-type="float" office:value="71896750" calcext:value-type="float">
            <text:p>71896750</text:p>
          </table:table-cell>
          <table:table-cell office:value-type="float" office:value="113325523" calcext:value-type="float">
            <text:p>113325523</text:p>
          </table:table-cell>
          <table:table-cell office:value-type="float" office:value="156258217" calcext:value-type="float">
            <text:p>156258217</text:p>
          </table:table-cell>
          <table:table-cell office:value-type="float" office:value="243472303" calcext:value-type="float">
            <text:p>243472303</text:p>
          </table:table-cell>
          <table:table-cell office:value-type="float" office:value="287345580" calcext:value-type="float">
            <text:p>287345580</text:p>
          </table:table-cell>
          <table:table-cell office:value-type="float" office:value="331912870" calcext:value-type="float">
            <text:p>331912870</text:p>
          </table:table-cell>
          <table:table-cell office:value-type="float" office:value="424704063" calcext:value-type="float">
            <text:p>424704063</text:p>
          </table:table-cell>
          <table:table-cell office:value-type="float" office:value="524413621" calcext:value-type="float">
            <text:p>524413621</text:p>
          </table:table-cell>
          <table:table-cell office:value-type="float" office:value="577660957" calcext:value-type="float">
            <text:p>577660957</text:p>
          </table:table-cell>
          <table:table-cell office:value-type="float" office:value="633669874" calcext:value-type="float">
            <text:p>633669874</text:p>
          </table:table-cell>
          <table:table-cell office:value-type="float" office:value="755230260" calcext:value-type="float">
            <text:p>755230260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Singapore</text:p>
          </table:table-cell>
          <table:table-cell office:value-type="string" calcext:value-type="string">
            <text:p>SGP</text:p>
          </table:table-cell>
          <table:table-cell office:value-type="float" office:value="22258" calcext:value-type="float">
            <text:p>22258</text:p>
          </table:table-cell>
          <table:table-cell office:value-type="float" office:value="17148" calcext:value-type="float">
            <text:p>17148</text:p>
          </table:table-cell>
          <table:table-cell office:value-type="float" office:value="32135" calcext:value-type="float">
            <text:p>32135</text:p>
          </table:table-cell>
          <table:table-cell office:value-type="float" office:value="50345" calcext:value-type="float">
            <text:p>50345</text:p>
          </table:table-cell>
          <table:table-cell office:value-type="float" office:value="92520" calcext:value-type="float">
            <text:p>92520</text:p>
          </table:table-cell>
          <table:table-cell office:value-type="float" office:value="116850" calcext:value-type="float">
            <text:p>116850</text:p>
          </table:table-cell>
          <table:table-cell office:value-type="float" office:value="143026" calcext:value-type="float">
            <text:p>143026</text:p>
          </table:table-cell>
          <table:table-cell office:value-type="float" office:value="199412" calcext:value-type="float">
            <text:p>199412</text:p>
          </table:table-cell>
          <table:table-cell office:value-type="float" office:value="258452" calcext:value-type="float">
            <text:p>258452</text:p>
          </table:table-cell>
          <table:table-cell office:value-type="float" office:value="290354" calcext:value-type="float">
            <text:p>290354</text:p>
          </table:table-cell>
          <table:table-cell office:value-type="float" office:value="324890" calcext:value-type="float">
            <text:p>324890</text:p>
          </table:table-cell>
          <table:table-cell office:value-type="float" office:value="405380" calcext:value-type="float">
            <text:p>405380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Solomon Isl.</text:p>
          </table:table-cell>
          <table:table-cell office:value-type="string" calcext:value-type="string">
            <text:p>SLB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Sri Lanka</text:p>
          </table:table-cell>
          <table:table-cell office:value-type="string" calcext:value-type="string">
            <text:p>LKA</text:p>
          </table:table-cell>
          <table:table-cell office:value-type="float" office:value="7326586" calcext:value-type="float">
            <text:p>7326586</text:p>
          </table:table-cell>
          <table:table-cell office:value-type="float" office:value="5701401" calcext:value-type="float">
            <text:p>5701401</text:p>
          </table:table-cell>
          <table:table-cell office:value-type="float" office:value="9100511" calcext:value-type="float">
            <text:p>9100511</text:p>
          </table:table-cell>
          <table:table-cell office:value-type="float" office:value="12956361" calcext:value-type="float">
            <text:p>12956361</text:p>
          </table:table-cell>
          <table:table-cell office:value-type="float" office:value="21710414" calcext:value-type="float">
            <text:p>21710414</text:p>
          </table:table-cell>
          <table:table-cell office:value-type="float" office:value="26497226" calcext:value-type="float">
            <text:p>26497226</text:p>
          </table:table-cell>
          <table:table-cell office:value-type="float" office:value="31479089" calcext:value-type="float">
            <text:p>31479089</text:p>
          </table:table-cell>
          <table:table-cell office:value-type="float" office:value="41911115" calcext:value-type="float">
            <text:p>41911115</text:p>
          </table:table-cell>
          <table:table-cell office:value-type="float" office:value="52847487" calcext:value-type="float">
            <text:p>52847487</text:p>
          </table:table-cell>
          <table:table-cell office:value-type="float" office:value="58530012" calcext:value-type="float">
            <text:p>58530012</text:p>
          </table:table-cell>
          <table:table-cell office:value-type="float" office:value="64400563" calcext:value-type="float">
            <text:p>64400563</text:p>
          </table:table-cell>
          <table:table-cell office:value-type="float" office:value="77075161" calcext:value-type="float">
            <text:p>77075161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Thailand</text:p>
          </table:table-cell>
          <table:table-cell office:value-type="string" calcext:value-type="string">
            <text:p>THA</text:p>
          </table:table-cell>
          <table:table-cell office:value-type="float" office:value="48593246" calcext:value-type="float">
            <text:p>48593246</text:p>
          </table:table-cell>
          <table:table-cell office:value-type="float" office:value="46136498" calcext:value-type="float">
            <text:p>46136498</text:p>
          </table:table-cell>
          <table:table-cell office:value-type="float" office:value="72578727" calcext:value-type="float">
            <text:p>72578727</text:p>
          </table:table-cell>
          <table:table-cell office:value-type="float" office:value="100289848" calcext:value-type="float">
            <text:p>100289848</text:p>
          </table:table-cell>
          <table:table-cell office:value-type="float" office:value="158964729" calcext:value-type="float">
            <text:p>158964729</text:p>
          </table:table-cell>
          <table:table-cell office:value-type="float" office:value="189556420" calcext:value-type="float">
            <text:p>189556420</text:p>
          </table:table-cell>
          <table:table-cell office:value-type="float" office:value="220983608" calcext:value-type="float">
            <text:p>220983608</text:p>
          </table:table-cell>
          <table:table-cell office:value-type="float" office:value="285945820" calcext:value-type="float">
            <text:p>285945820</text:p>
          </table:table-cell>
          <table:table-cell office:value-type="float" office:value="353559813" calcext:value-type="float">
            <text:p>353559813</text:p>
          </table:table-cell>
          <table:table-cell office:value-type="float" office:value="388357879" calcext:value-type="float">
            <text:p>388357879</text:p>
          </table:table-cell>
          <table:table-cell office:value-type="float" office:value="423901576" calcext:value-type="float">
            <text:p>423901576</text:p>
          </table:table-cell>
          <table:table-cell office:value-type="float" office:value="498115569" calcext:value-type="float">
            <text:p>498115569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Timor-Leste</text:p>
          </table:table-cell>
          <table:table-cell office:value-type="string" calcext:value-type="string">
            <text:p>TLS</text:p>
          </table:table-cell>
          <table:table-cell office:value-type="float" office:value="975869" calcext:value-type="float">
            <text:p>975869</text:p>
          </table:table-cell>
          <table:table-cell office:value-type="float" office:value="964618" calcext:value-type="float">
            <text:p>964618</text:p>
          </table:table-cell>
          <table:table-cell office:value-type="float" office:value="1450271" calcext:value-type="float">
            <text:p>1450271</text:p>
          </table:table-cell>
          <table:table-cell office:value-type="float" office:value="1959299" calcext:value-type="float">
            <text:p>1959299</text:p>
          </table:table-cell>
          <table:table-cell office:value-type="float" office:value="2973218" calcext:value-type="float">
            <text:p>2973218</text:p>
          </table:table-cell>
          <table:table-cell office:value-type="float" office:value="3482248" calcext:value-type="float">
            <text:p>3482248</text:p>
          </table:table-cell>
          <table:table-cell office:value-type="float" office:value="3999016" calcext:value-type="float">
            <text:p>3999016</text:p>
          </table:table-cell>
          <table:table-cell office:value-type="float" office:value="5039095" calcext:value-type="float">
            <text:p>5039095</text:p>
          </table:table-cell>
          <table:table-cell table:number-columns-repeated="4" office:value-type="float" office:value="5171805" calcext:value-type="float">
            <text:p>5171805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Vanuatu</text:p>
          </table:table-cell>
          <table:table-cell office:value-type="string" calcext:value-type="string">
            <text:p>VUT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Vietnam</text:p>
          </table:table-cell>
          <table:table-cell office:value-type="string" calcext:value-type="string">
            <text:p>VNM</text:p>
          </table:table-cell>
          <table:table-cell office:value-type="float" office:value="94625384" calcext:value-type="float">
            <text:p>94625384</text:p>
          </table:table-cell>
          <table:table-cell office:value-type="float" office:value="97515412" calcext:value-type="float">
            <text:p>97515412</text:p>
          </table:table-cell>
          <table:table-cell office:value-type="float" office:value="150354010" calcext:value-type="float">
            <text:p>150354010</text:p>
          </table:table-cell>
          <table:table-cell office:value-type="float" office:value="205809014" calcext:value-type="float">
            <text:p>205809014</text:p>
          </table:table-cell>
          <table:table-cell office:value-type="float" office:value="323742550" calcext:value-type="float">
            <text:p>323742550</text:p>
          </table:table-cell>
          <table:table-cell office:value-type="float" office:value="386051915" calcext:value-type="float">
            <text:p>386051915</text:p>
          </table:table-cell>
          <table:table-cell office:value-type="float" office:value="450873071" calcext:value-type="float">
            <text:p>450873071</text:p>
          </table:table-cell>
          <table:table-cell office:value-type="float" office:value="592823421" calcext:value-type="float">
            <text:p>592823421</text:p>
          </table:table-cell>
          <table:table-cell table:number-columns-repeated="4" office:value-type="float" office:value="737542417" calcext:value-type="float">
            <text:p>73754241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1.1.0$Linux_X86_64 LibreOffice_project/00$Build-1</meta:generator>
    <dc:date>2020-11-18T11:06:14.456299254</dc:date>
    <meta:editing-duration>PT2M56S</meta:editing-duration>
    <meta:editing-cycles>1</meta:editing-cycles>
    <meta:document-statistic meta:table-count="1" meta:cell-count="1920" meta:object-count="0"/>
  </office:meta>
</office:document-meta>
</file>